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2" style:family="table-cell" style:parent-style-name="Default">
      <style:table-cell-properties fo:border="0.06pt solid #000000"/>
    </style:style>
    <style:style style:name="ce2" style:family="table-cell" style:parent-style-name="Default" style:data-style-name="N50"/>
    <style:style style:name="ce22" style:family="table-cell" style:parent-style-name="Default" style:data-style-name="N2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50"/>
    <style:style style:name="ce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4"/>
          <table:covered-table-cell table:number-columns-repeated="2" table:style-name="ce5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6" office:value-type="date" office:date-value="2021-12-05T23:17:59.97069" calcext:value-type="date">
            <text:p>12/05/21 11:18 PM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Error %</text:p>
          </table:table-cell>
          <table:covered-table-cell table:style-name="ce5"/>
          <table:table-cell/>
          <table:table-cell office:value-type="string" calcext:value-type="string" table:number-columns-spanned="3" table:number-rows-spanned="1">
            <text:p>blast model(od=1.75)</text:p>
          </table:table-cell>
          <table:covered-table-cell table:number-columns-repeated="2" table:style-name="ce5"/>
          <table:table-cell table:number-columns-repeated="9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/>
          <table:table-cell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9" calcext:value-type="float">
            <text:p>0.139</text:p>
          </table:table-cell>
          <table:table-cell table:style-name="ce5" office:value-type="float" office:value="1.94" calcext:value-type="float">
            <text:p>1.94</text:p>
          </table:table-cell>
          <table:table-cell table:style-name="ce5" office:value-type="float" office:value="3.722" calcext:value-type="float">
            <text:p>3.722</text:p>
          </table:table-cell>
          <table:table-cell table:style-name="ce5" table:formula="of:=ABS([.E5]-[.H5])/[.E5]*100" office:value-type="float" office:value="15.6521739130435" calcext:value-type="float">
            <text:p>15.6521739130435</text:p>
          </table:table-cell>
          <table:table-cell table:style-name="ce5" table:formula="of:=ABS([.F5]-[.I5])/[.F5]*100" office:value-type="float" office:value="17.2888888888889" calcext:value-type="float">
            <text:p>17.2888888888889</text:p>
          </table:table-cell>
          <table:table-cell/>
          <table:table-cell office:value-type="float" office:value="0.135" calcext:value-type="float">
            <text:p>0.135</text:p>
          </table:table-cell>
          <table:table-cell table:style-name="ce5" office:value-type="float" office:value="2.02" calcext:value-type="float">
            <text:p>2.02</text:p>
          </table:table-cell>
          <table:table-cell table:style-name="ce5"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6" calcext:value-type="float">
            <text:p>0.26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6.91" calcext:value-type="float">
            <text:p>6.91</text:p>
          </table:table-cell>
          <table:table-cell table:style-name="ce5" table:formula="of:=ABS([.E6]-[.H6])/[.E6]*100" office:value-type="float" office:value="15.6118143459916" calcext:value-type="float">
            <text:p>15.6118143459916</text:p>
          </table:table-cell>
          <table:table-cell table:style-name="ce5" table:formula="of:=ABS([.F6]-[.I6])/[.F6]*100" office:value-type="float" office:value="4.02777777777778" calcext:value-type="float">
            <text:p>4.02777777777778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]^4+0.0363*[.C7]^3-0.941*[.C7]^2+8.96*[.C7]+2)*0.175" office:value-type="float" office:value="5.0807288" calcext:value-type="float">
            <text:p>5.0807288</text:p>
          </table:table-cell>
          <table:table-cell/>
          <table:table-cell office:value-type="float" office:value="0.396323768948639" calcext:value-type="float">
            <text:p>0.396323768948639</text:p>
          </table:table-cell>
          <table:table-cell table:style-name="ce5" office:value-type="float" office:value="5.52965793010072" calcext:value-type="float">
            <text:p>5.52965793010072</text:p>
          </table:table-cell>
          <table:table-cell table:style-name="ce5" office:value-type="float" office:value="10.5959016192993" calcext:value-type="float">
            <text:p>10.5959016192993</text:p>
          </table:table-cell>
          <table:table-cell table:style-name="ce5" table:formula="of:=ABS([.E7]-[.H7])/[.E7]*100" office:value-type="float" office:value="8.83591995897754" calcext:value-type="float">
            <text:p>8.83591995897754</text:p>
          </table:table-cell>
          <table:table-cell table:style-name="ce5" table:formula="of:=ABS([.F7]-[.I7])/[.F7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]^4+0.0363*[.C8]^3-0.941*[.C8]^2+8.96*[.C8]+2)*0.175" office:value-type="float" office:value="5.21145905" calcext:value-type="float">
            <text:p>5.21145905</text:p>
          </table:table-cell>
          <table:table-cell/>
          <table:table-cell office:value-type="float" office:value="0.475421488071476" calcext:value-type="float">
            <text:p>0.475421488071476</text:p>
          </table:table-cell>
          <table:table-cell table:style-name="ce5" office:value-type="float" office:value="6.60502759348096" calcext:value-type="float">
            <text:p>6.60502759348096</text:p>
          </table:table-cell>
          <table:table-cell table:style-name="ce5" office:value-type="float" office:value="12.6581750527264" calcext:value-type="float">
            <text:p>12.6581750527264</text:p>
          </table:table-cell>
          <table:table-cell table:style-name="ce5" table:formula="of:=ABS([.E8]-[.H8])/[.E8]*100" office:value-type="float" office:value="26.7404680745013" calcext:value-type="float">
            <text:p>26.7404680745013</text:p>
          </table:table-cell>
          <table:table-cell table:style-name="ce5" table:formula="of:=ABS([.F8]-[.I8])/[.F8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]^4+0.0363*[.C9]^3-0.941*[.C9]^2+8.96*[.C9]+2)*0.175" office:value-type="float" office:value="5.2245088" calcext:value-type="float">
            <text:p>5.2245088</text:p>
          </table:table-cell>
          <table:table-cell/>
          <table:table-cell office:value-type="float" office:value="0.562879346662082" calcext:value-type="float">
            <text:p>0.562879346662082</text:p>
          </table:table-cell>
          <table:table-cell table:style-name="ce5" office:value-type="float" office:value="7.78604910882" calcext:value-type="float">
            <text:p>7.78604910882</text:p>
          </table:table-cell>
          <table:table-cell table:style-name="ce5" office:value-type="float" office:value="14.9251841351651" calcext:value-type="float">
            <text:p>14.9251841351651</text:p>
          </table:table-cell>
          <table:table-cell table:style-name="ce5" table:formula="of:=ABS([.E9]-[.H9])/[.E9]*100" office:value-type="float" office:value="49.029304129414" calcext:value-type="float">
            <text:p>49.029304129414</text:p>
          </table:table-cell>
          <table:table-cell table:style-name="ce5" table:formula="of:=ABS([.F9]-[.I9])/[.F9]*100" office:value-type="string" office:string-value="" calcext:value-type="error">
            <text:p>#DIV/0!</text:p>
          </table:table-cell>
          <table:table-cell/>
          <table:table-cell office:value-type="float" office:value="0.249" calcext:value-type="float">
            <text:p>0.249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float" office:value="7.25" calcext:value-type="float">
            <text:p>7.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0]^4+0.0363*[.C10]^3-0.941*[.C10]^2+8.96*[.C10]+2)*0.175" office:value-type="float" office:value="4.9805" calcext:value-type="float">
            <text:p>4.9805</text:p>
          </table:table-cell>
          <table:table-cell/>
          <table:table-cell office:value-type="float" office:value="0.75504159337717" calcext:value-type="float">
            <text:p>0.75504159337717</text:p>
          </table:table-cell>
          <table:table-cell table:style-name="ce5" office:value-type="float" office:value="10.627860807192" calcext:value-type="float">
            <text:p>10.627860807192</text:p>
          </table:table-cell>
          <table:table-cell table:style-name="ce5" office:value-type="float" office:value="20.3550753633261" calcext:value-type="float">
            <text:p>20.3550753633261</text:p>
          </table:table-cell>
          <table:table-cell table:style-name="ce5" table:formula="of:=ABS([.E10]-[.H10])/[.E10]*100" office:value-type="float" office:value="113.389434940106" calcext:value-type="float">
            <text:p>113.389434940106</text:p>
          </table:table-cell>
          <table:table-cell table:style-name="ce5" table:formula="of:=ABS([.F10]-[.I10])/[.F10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1]^4+0.0363*[.C11]^3-0.941*[.C11]^2+8.96*[.C11]+2)*0.175" office:value-type="float" office:value="4.4921408" calcext:value-type="float">
            <text:p>4.4921408</text:p>
          </table:table-cell>
          <table:table-cell/>
          <table:table-cell office:value-type="float" office:value="0.987182389425739" calcext:value-type="float">
            <text:p>0.987182389425739</text:p>
          </table:table-cell>
          <table:table-cell table:style-name="ce5" office:value-type="float" office:value="13.6552364341478" calcext:value-type="float">
            <text:p>13.6552364341478</text:p>
          </table:table-cell>
          <table:table-cell table:style-name="ce5" office:value-type="float" office:value="26.1759096738939" calcext:value-type="float">
            <text:p>26.1759096738939</text:p>
          </table:table-cell>
          <table:table-cell table:style-name="ce5" table:formula="of:=ABS([.E11]-[.H11])/[.E11]*100" office:value-type="float" office:value="203.980597272192" calcext:value-type="float">
            <text:p>203.980597272192</text:p>
          </table:table-cell>
          <table:table-cell table:style-name="ce5" table:formula="of:=ABS([.F11]-[.I11])/[.F11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2]^4+0.0363*[.C12]^3-0.941*[.C12]^2+8.96*[.C12]+2)*0.175" office:value-type="float" office:value="3.8669848" calcext:value-type="float">
            <text:p>3.8669848</text:p>
          </table:table-cell>
          <table:table-cell/>
          <table:table-cell office:value-type="float" office:value="1.23702863443707" calcext:value-type="float">
            <text:p>1.23702863443707</text:p>
          </table:table-cell>
          <table:table-cell table:style-name="ce5" office:value-type="float" office:value="17.1860306413503" calcext:value-type="float">
            <text:p>17.1860306413503</text:p>
          </table:table-cell>
          <table:table-cell table:style-name="ce5" office:value-type="float" office:value="32.9360901587725" calcext:value-type="float">
            <text:p>32.9360901587725</text:p>
          </table:table-cell>
          <table:table-cell table:style-name="ce5" table:formula="of:=ABS([.E12]-[.H12])/[.E12]*100" office:value-type="float" office:value="344.42974384979" calcext:value-type="float">
            <text:p>344.42974384979</text:p>
          </table:table-cell>
          <table:table-cell table:style-name="ce5" table:formula="of:=ABS([.F12]-[.I12])/[.F12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13]^4+0.0363*[.C13]^3-0.941*[.C13]^2+8.96*[.C13]+2)*0.175" office:value-type="float" office:value="3.1767008" calcext:value-type="float">
            <text:p>3.1767008</text:p>
          </table:table-cell>
          <table:table-cell/>
          <table:table-cell office:value-type="float" office:value="1.50359240994784" calcext:value-type="float">
            <text:p>1.50359240994784</text:p>
          </table:table-cell>
          <table:table-cell table:style-name="ce5" office:value-type="float" office:value="20.9786854818656" calcext:value-type="float">
            <text:p>20.9786854818656</text:p>
          </table:table-cell>
          <table:table-cell table:style-name="ce5" office:value-type="float" office:value="40.199247453901" calcext:value-type="float">
            <text:p>40.199247453901</text:p>
          </table:table-cell>
          <table:table-cell table:style-name="ce5" table:formula="of:=ABS([.E13]-[.H13])/[.E13]*100" office:value-type="float" office:value="560.392237187261" calcext:value-type="float">
            <text:p>560.392237187261</text:p>
          </table:table-cell>
          <table:table-cell table:style-name="ce5" table:formula="of:=ABS([.F13]-[.I13])/[.F13]*100" office:value-type="string" office:string-value="" calcext:value-type="error">
            <text:p>#DIV/0!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table:style-name="ce5" office:value-type="float" office:value="34.15" calcext:value-type="float">
            <text:p>34.15</text:p>
          </table:table-cell>
          <table:table-cell table:style-name="ce5" office:value-type="float" office:value="91.35" calcext:value-type="float">
            <text:p>91.35</text:p>
          </table:table-cell>
          <table:table-cell table:style-name="ce5" table:formula="of:=ABS([.E14]-[.H14])/[.E14]*100" office:value-type="float" office:value="2176.66666666667" calcext:value-type="float">
            <text:p>2176.66666666667</text:p>
          </table:table-cell>
          <table:table-cell table:style-name="ce5" table:formula="of:=ABS([.F14]-[.I14])/[.F14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float" office:value="36.315" calcext:value-type="float">
            <text:p>36.315</text:p>
          </table:table-cell>
          <table:table-cell table:style-name="ce5" office:value-type="float" office:value="96.373" calcext:value-type="float">
            <text:p>96.3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1.5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19]/[.F19])*(180/PI())" office:value-type="float" office:value="27.0720802379928" calcext:value-type="float">
            <text:p>27.0720802379928</text:p>
          </table:table-cell>
          <table:table-cell office:value-type="float" office:value="0.127923063689706" calcext:value-type="float">
            <text:p>0.127923063689706</text:p>
          </table:table-cell>
          <table:table-cell office:value-type="float" office:value="2.583571531933" calcext:value-type="float">
            <text:p>2.583571531933</text:p>
          </table:table-cell>
          <table:table-cell office:value-type="float" office:value="5.88002495805125" calcext:value-type="float">
            <text:p>5.88002495805125</text:p>
          </table:table-cell>
          <table:table-cell office:value-type="float" office:value="23.7197765032263" calcext:value-type="float">
            <text:p>23.7197765032263</text:p>
          </table:table-cell>
          <table:table-cell table:formula="of:=ABS([.E19]-[.I19])/[.E19]*100" office:value-type="float" office:value="12.3291970405652" calcext:value-type="float">
            <text:p>12.3291970405652</text:p>
          </table:table-cell>
          <table:table-cell table:formula="of:=ABS([.F19]-[.J19])/[.F19]*100" office:value-type="float" office:value="30.6672212900278" calcext:value-type="float">
            <text:p>30.6672212900278</text:p>
          </table:table-cell>
          <table:table-cell table:style-name="ce5" table:formula="of:=ABS([.G19]-[.K19])/[.G19]*100" office:value-type="float" office:value="12.3828819407156" calcext:value-type="float">
            <text:p>12.3828819407156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20]/[.F20])*(180/PI())" office:value-type="float" office:value="30.6467414370814" calcext:value-type="float">
            <text:p>30.6467414370814</text:p>
          </table:table-cell>
          <table:table-cell office:value-type="float" office:value="0.263358790718365" calcext:value-type="float">
            <text:p>0.263358790718365</text:p>
          </table:table-cell>
          <table:table-cell office:value-type="float" office:value="5.3188683839426" calcext:value-type="float">
            <text:p>5.3188683839426</text:p>
          </table:table-cell>
          <table:table-cell office:value-type="float" office:value="12.1053787368766" calcext:value-type="float">
            <text:p>12.1053787368766</text:p>
          </table:table-cell>
          <table:table-cell office:value-type="float" office:value="23.7197542103208" calcext:value-type="float">
            <text:p>23.7197542103208</text:p>
          </table:table-cell>
          <table:table-cell table:formula="of:=ABS([.E20]-[.I20])/[.E20]*100" office:value-type="float" office:value="24.6804590703844" calcext:value-type="float">
            <text:p>24.6804590703844</text:p>
          </table:table-cell>
          <table:table-cell table:formula="of:=ABS([.F20]-[.J20])/[.F20]*100" office:value-type="float" office:value="68.1302602343972" calcext:value-type="float">
            <text:p>68.1302602343972</text:p>
          </table:table-cell>
          <table:table-cell table:style-name="ce5" table:formula="of:=ABS([.G20]-[.K20])/[.G20]*100" office:value-type="float" office:value="22.6026876005135" calcext:value-type="float">
            <text:p>22.6026876005135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1]^4+0.0363*[.C21]^3-0.941*[.C21]^2+8.96*[.C21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32639701232194" calcext:value-type="float">
            <text:p>0.432639701232194</text:p>
          </table:table-cell>
          <table:table-cell office:value-type="float" office:value="8.73771337636946" calcext:value-type="float">
            <text:p>8.73771337636946</text:p>
          </table:table-cell>
          <table:table-cell office:value-type="float" office:value="19.8864348744262" calcext:value-type="float">
            <text:p>19.8864348744262</text:p>
          </table:table-cell>
          <table:table-cell office:value-type="float" office:value="23.7197542087859" calcext:value-type="float">
            <text:p>23.7197542087859</text:p>
          </table:table-cell>
          <table:table-cell table:formula="of:=ABS([.E21]-[.I21])/[.E21]*100" office:value-type="float" office:value="71.977559132254" calcext:value-type="float">
            <text:p>71.977559132254</text:p>
          </table:table-cell>
          <table:table-cell table:formula="of:=ABS([.F21]-[.J21])/[.F21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2]^4+0.0363*[.C22]^3-0.941*[.C22]^2+8.96*[.C22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44711809981403" calcext:value-type="float">
            <text:p>0.644711809981403</text:p>
          </table:table-cell>
          <table:table-cell office:value-type="float" office:value="13.0207814692178" calcext:value-type="float">
            <text:p>13.0207814692178</text:p>
          </table:table-cell>
          <table:table-cell office:value-type="float" office:value="29.6344033821788" calcext:value-type="float">
            <text:p>29.6344033821788</text:p>
          </table:table-cell>
          <table:table-cell office:value-type="float" office:value="23.7197541980734" calcext:value-type="float">
            <text:p>23.7197541980734</text:p>
          </table:table-cell>
          <table:table-cell table:formula="of:=ABS([.E22]-[.I22])/[.E22]*100" office:value-type="float" office:value="149.22498875335" calcext:value-type="float">
            <text:p>149.22498875335</text:p>
          </table:table-cell>
          <table:table-cell table:formula="of:=ABS([.F22]-[.J22])/[.F2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3]^4+0.0363*[.C23]^3-0.941*[.C23]^2+8.96*[.C23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901172453446712" calcext:value-type="float">
            <text:p>0.901172453446712</text:p>
          </table:table-cell>
          <table:table-cell office:value-type="float" office:value="18.2003329122054" calcext:value-type="float">
            <text:p>18.2003329122054</text:p>
          </table:table-cell>
          <table:table-cell office:value-type="float" office:value="41.4227064107374" calcext:value-type="float">
            <text:p>41.4227064107374</text:p>
          </table:table-cell>
          <table:table-cell office:value-type="float" office:value="23.7197541656979" calcext:value-type="float">
            <text:p>23.7197541656979</text:p>
          </table:table-cell>
          <table:table-cell table:formula="of:=ABS([.E23]-[.I23])/[.E23]*100" office:value-type="float" office:value="265.431842429583" calcext:value-type="float">
            <text:p>265.431842429583</text:p>
          </table:table-cell>
          <table:table-cell table:formula="of:=ABS([.F23]-[.J23])/[.F23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4]^4+0.0363*[.C24]^3-0.941*[.C24]^2+8.96*[.C24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20040353668509" calcext:value-type="float">
            <text:p>1.20040353668509</text:p>
          </table:table-cell>
          <table:table-cell office:value-type="float" office:value="24.2436881849198" calcext:value-type="float">
            <text:p>24.2436881849198</text:p>
          </table:table-cell>
          <table:table-cell office:value-type="float" office:value="55.1769677116465" calcext:value-type="float">
            <text:p>55.1769677116465</text:p>
          </table:table-cell>
          <table:table-cell office:value-type="float" office:value="23.7197540934048" calcext:value-type="float">
            <text:p>23.7197540934048</text:p>
          </table:table-cell>
          <table:table-cell table:formula="of:=ABS([.E24]-[.I24])/[.E24]*100" office:value-type="float" office:value="439.691191000064" calcext:value-type="float">
            <text:p>439.691191000064</text:p>
          </table:table-cell>
          <table:table-cell table:formula="of:=ABS([.F24]-[.J24])/[.F2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5]^4+0.0363*[.C25]^3-0.941*[.C25]^2+8.96*[.C25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52842817721562" calcext:value-type="float">
            <text:p>1.52842817721562</text:p>
          </table:table-cell>
          <table:table-cell office:value-type="float" office:value="30.8685661916107" calcext:value-type="float">
            <text:p>30.8685661916107</text:p>
          </table:table-cell>
          <table:table-cell office:value-type="float" office:value="70.2547351028133" calcext:value-type="float">
            <text:p>70.2547351028133</text:p>
          </table:table-cell>
          <table:table-cell office:value-type="float" office:value="23.7197539535674" calcext:value-type="float">
            <text:p>23.7197539535674</text:p>
          </table:table-cell>
          <table:table-cell table:formula="of:=ABS([.E25]-[.I25])/[.E25]*100" office:value-type="float" office:value="698.259310241165" calcext:value-type="float">
            <text:p>698.259310241165</text:p>
          </table:table-cell>
          <table:table-cell table:formula="of:=ABS([.F25]-[.J25])/[.F2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26]^4+0.0363*[.C26]^3-0.941*[.C26]^2+8.96*[.C26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87855906170814" calcext:value-type="float">
            <text:p>1.87855906170814</text:p>
          </table:table-cell>
          <table:table-cell office:value-type="float" office:value="37.9399080031392" calcext:value-type="float">
            <text:p>37.9399080031392</text:p>
          </table:table-cell>
          <table:table-cell office:value-type="float" office:value="86.3486240671055" calcext:value-type="float">
            <text:p>86.3486240671055</text:p>
          </table:table-cell>
          <table:table-cell office:value-type="float" office:value="23.7197537082814" calcext:value-type="float">
            <text:p>23.7197537082814</text:p>
          </table:table-cell>
          <table:table-cell table:formula="of:=ABS([.E26]-[.I26])/[.E26]*100" office:value-type="float" office:value="1094.31795412206" calcext:value-type="float">
            <text:p>1094.31795412206</text:p>
          </table:table-cell>
          <table:table-cell table:formula="of:=ABS([.F26]-[.J26])/[.F2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1.6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32]/[.F32])*(180/PI())" office:value-type="float" office:value="27.0720802379928" calcext:value-type="float">
            <text:p>27.0720802379928</text:p>
          </table:table-cell>
          <table:table-cell office:value-type="float" office:value="0.127923063689706" calcext:value-type="float">
            <text:p>0.127923063689706</text:p>
          </table:table-cell>
          <table:table-cell office:value-type="float" office:value="2.583571531933" calcext:value-type="float">
            <text:p>2.583571531933</text:p>
          </table:table-cell>
          <table:table-cell office:value-type="float" office:value="5.88002495805125" calcext:value-type="float">
            <text:p>5.88002495805125</text:p>
          </table:table-cell>
          <table:table-cell office:value-type="float" office:value="23.7197765032263" calcext:value-type="float">
            <text:p>23.7197765032263</text:p>
          </table:table-cell>
          <table:table-cell table:formula="of:=ABS([.E32]-[.I32])/[.E32]*100" office:value-type="float" office:value="12.3291970405652" calcext:value-type="float">
            <text:p>12.3291970405652</text:p>
          </table:table-cell>
          <table:table-cell table:formula="of:=ABS([.F32]-[.J32])/[.F32]*100" office:value-type="float" office:value="30.6672212900278" calcext:value-type="float">
            <text:p>30.6672212900278</text:p>
          </table:table-cell>
          <table:table-cell table:style-name="ce5" table:formula="of:=ABS([.G32]-[.K32])/[.G32]*100" office:value-type="float" office:value="12.3828819407156" calcext:value-type="float">
            <text:p>12.3828819407156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33]/[.F33])*(180/PI())" office:value-type="float" office:value="30.6467414370814" calcext:value-type="float">
            <text:p>30.6467414370814</text:p>
          </table:table-cell>
          <table:table-cell office:value-type="float" office:value="0.263358790718365" calcext:value-type="float">
            <text:p>0.263358790718365</text:p>
          </table:table-cell>
          <table:table-cell office:value-type="float" office:value="5.3188683839426" calcext:value-type="float">
            <text:p>5.3188683839426</text:p>
          </table:table-cell>
          <table:table-cell office:value-type="float" office:value="12.1053787368766" calcext:value-type="float">
            <text:p>12.1053787368766</text:p>
          </table:table-cell>
          <table:table-cell office:value-type="float" office:value="23.7197542103208" calcext:value-type="float">
            <text:p>23.7197542103208</text:p>
          </table:table-cell>
          <table:table-cell table:formula="of:=ABS([.E33]-[.I33])/[.E33]*100" office:value-type="float" office:value="24.6804590703844" calcext:value-type="float">
            <text:p>24.6804590703844</text:p>
          </table:table-cell>
          <table:table-cell table:formula="of:=ABS([.F33]-[.J33])/[.F33]*100" office:value-type="float" office:value="68.1302602343972" calcext:value-type="float">
            <text:p>68.1302602343972</text:p>
          </table:table-cell>
          <table:table-cell table:style-name="ce5" table:formula="of:=ABS([.G33]-[.K33])/[.G33]*100" office:value-type="float" office:value="22.6026876005135" calcext:value-type="float">
            <text:p>22.6026876005135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4]^4+0.0363*[.C34]^3-0.941*[.C34]^2+8.96*[.C34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32639701232194" calcext:value-type="float">
            <text:p>0.432639701232194</text:p>
          </table:table-cell>
          <table:table-cell office:value-type="float" office:value="8.73771337636946" calcext:value-type="float">
            <text:p>8.73771337636946</text:p>
          </table:table-cell>
          <table:table-cell office:value-type="float" office:value="19.8864348744262" calcext:value-type="float">
            <text:p>19.8864348744262</text:p>
          </table:table-cell>
          <table:table-cell office:value-type="float" office:value="23.7197542087859" calcext:value-type="float">
            <text:p>23.7197542087859</text:p>
          </table:table-cell>
          <table:table-cell table:formula="of:=ABS([.E34]-[.I34])/[.E34]*100" office:value-type="float" office:value="71.977559132254" calcext:value-type="float">
            <text:p>71.977559132254</text:p>
          </table:table-cell>
          <table:table-cell table:formula="of:=ABS([.F34]-[.J34])/[.F3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5]^4+0.0363*[.C35]^3-0.941*[.C35]^2+8.96*[.C35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44711809981403" calcext:value-type="float">
            <text:p>0.644711809981403</text:p>
          </table:table-cell>
          <table:table-cell office:value-type="float" office:value="13.0207814692178" calcext:value-type="float">
            <text:p>13.0207814692178</text:p>
          </table:table-cell>
          <table:table-cell office:value-type="float" office:value="29.6344033821788" calcext:value-type="float">
            <text:p>29.6344033821788</text:p>
          </table:table-cell>
          <table:table-cell office:value-type="float" office:value="23.7197541980734" calcext:value-type="float">
            <text:p>23.7197541980734</text:p>
          </table:table-cell>
          <table:table-cell table:formula="of:=ABS([.E35]-[.I35])/[.E35]*100" office:value-type="float" office:value="149.22498875335" calcext:value-type="float">
            <text:p>149.22498875335</text:p>
          </table:table-cell>
          <table:table-cell table:formula="of:=ABS([.F35]-[.J35])/[.F3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6]^4+0.0363*[.C36]^3-0.941*[.C36]^2+8.96*[.C36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901172453446712" calcext:value-type="float">
            <text:p>0.901172453446712</text:p>
          </table:table-cell>
          <table:table-cell office:value-type="float" office:value="18.2003329122054" calcext:value-type="float">
            <text:p>18.2003329122054</text:p>
          </table:table-cell>
          <table:table-cell office:value-type="float" office:value="41.4227064107374" calcext:value-type="float">
            <text:p>41.4227064107374</text:p>
          </table:table-cell>
          <table:table-cell office:value-type="float" office:value="23.7197541656979" calcext:value-type="float">
            <text:p>23.7197541656979</text:p>
          </table:table-cell>
          <table:table-cell table:formula="of:=ABS([.E36]-[.I36])/[.E36]*100" office:value-type="float" office:value="265.431842429583" calcext:value-type="float">
            <text:p>265.431842429583</text:p>
          </table:table-cell>
          <table:table-cell table:formula="of:=ABS([.F36]-[.J36])/[.F3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7]^4+0.0363*[.C37]^3-0.941*[.C37]^2+8.96*[.C37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20040353668509" calcext:value-type="float">
            <text:p>1.20040353668509</text:p>
          </table:table-cell>
          <table:table-cell office:value-type="float" office:value="24.2436881849198" calcext:value-type="float">
            <text:p>24.2436881849198</text:p>
          </table:table-cell>
          <table:table-cell office:value-type="float" office:value="55.1769677116465" calcext:value-type="float">
            <text:p>55.1769677116465</text:p>
          </table:table-cell>
          <table:table-cell office:value-type="float" office:value="23.7197540934048" calcext:value-type="float">
            <text:p>23.7197540934048</text:p>
          </table:table-cell>
          <table:table-cell table:formula="of:=ABS([.E37]-[.I37])/[.E37]*100" office:value-type="float" office:value="439.691191000064" calcext:value-type="float">
            <text:p>439.691191000064</text:p>
          </table:table-cell>
          <table:table-cell table:formula="of:=ABS([.F37]-[.J37])/[.F3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8]^4+0.0363*[.C38]^3-0.941*[.C38]^2+8.96*[.C38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52842817721562" calcext:value-type="float">
            <text:p>1.52842817721562</text:p>
          </table:table-cell>
          <table:table-cell office:value-type="float" office:value="30.8685661916107" calcext:value-type="float">
            <text:p>30.8685661916107</text:p>
          </table:table-cell>
          <table:table-cell office:value-type="float" office:value="70.2547351028133" calcext:value-type="float">
            <text:p>70.2547351028133</text:p>
          </table:table-cell>
          <table:table-cell office:value-type="float" office:value="23.7197539535674" calcext:value-type="float">
            <text:p>23.7197539535674</text:p>
          </table:table-cell>
          <table:table-cell table:formula="of:=ABS([.E38]-[.I38])/[.E38]*100" office:value-type="float" office:value="698.259310241165" calcext:value-type="float">
            <text:p>698.259310241165</text:p>
          </table:table-cell>
          <table:table-cell table:formula="of:=ABS([.F38]-[.J38])/[.F38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39]^4+0.0363*[.C39]^3-0.941*[.C39]^2+8.96*[.C39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87855906170814" calcext:value-type="float">
            <text:p>1.87855906170814</text:p>
          </table:table-cell>
          <table:table-cell office:value-type="float" office:value="37.9399080031392" calcext:value-type="float">
            <text:p>37.9399080031392</text:p>
          </table:table-cell>
          <table:table-cell office:value-type="float" office:value="86.3486240671055" calcext:value-type="float">
            <text:p>86.3486240671055</text:p>
          </table:table-cell>
          <table:table-cell office:value-type="float" office:value="23.7197537082814" calcext:value-type="float">
            <text:p>23.7197537082814</text:p>
          </table:table-cell>
          <table:table-cell table:formula="of:=ABS([.E39]-[.I39])/[.E39]*100" office:value-type="float" office:value="1094.31795412206" calcext:value-type="float">
            <text:p>1094.31795412206</text:p>
          </table:table-cell>
          <table:table-cell table:formula="of:=ABS([.F39]-[.J39])/[.F3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13"/>
        </table:table-row>
        <table:table-row table:style-name="ro1">
          <table:table-cell table:number-columns-repeated="7"/>
          <table:table-cell table:style-name="ce5"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1.7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45]/[.F45])*(180/PI())" office:value-type="float" office:value="27.0720802379928" calcext:value-type="float">
            <text:p>27.0720802379928</text:p>
          </table:table-cell>
          <table:table-cell office:value-type="float" office:value="0.137944676999465" calcext:value-type="float">
            <text:p>0.137944676999465</text:p>
          </table:table-cell>
          <table:table-cell office:value-type="float" office:value="2.21774297690627" calcext:value-type="float">
            <text:p>2.21774297690627</text:p>
          </table:table-cell>
          <table:table-cell office:value-type="float" office:value="4.66085248257721" calcext:value-type="float">
            <text:p>4.66085248257721</text:p>
          </table:table-cell>
          <table:table-cell office:value-type="float" office:value="25.4462013273808" calcext:value-type="float">
            <text:p>25.4462013273808</text:p>
          </table:table-cell>
          <table:table-cell table:formula="of:=ABS([.E45]-[.I45])/[.E45]*100" office:value-type="float" office:value="3.57639230842304" calcext:value-type="float">
            <text:p>3.57639230842304</text:p>
          </table:table-cell>
          <table:table-cell table:formula="of:=ABS([.F45]-[.J45])/[.F45]*100" office:value-type="float" office:value="3.5744996128269" calcext:value-type="float">
            <text:p>3.5744996128269</text:p>
          </table:table-cell>
          <table:table-cell table:style-name="ce5" table:formula="of:=ABS([.G45]-[.K45])/[.G45]*100" office:value-type="float" office:value="6.00574058705038" calcext:value-type="float">
            <text:p>6.00574058705038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46]/[.F46])*(180/PI())" office:value-type="float" office:value="30.6467414370814" calcext:value-type="float">
            <text:p>30.6467414370814</text:p>
          </table:table-cell>
          <table:table-cell office:value-type="float" office:value="0.270392719279043" calcext:value-type="float">
            <text:p>0.270392719279043</text:p>
          </table:table-cell>
          <table:table-cell office:value-type="float" office:value="4.34711625804458" calcext:value-type="float">
            <text:p>4.34711625804458</text:p>
          </table:table-cell>
          <table:table-cell office:value-type="float" office:value="9.13598575037565" calcext:value-type="float">
            <text:p>9.13598575037565</text:p>
          </table:table-cell>
          <table:table-cell office:value-type="float" office:value="25.4462006343618" calcext:value-type="float">
            <text:p>25.4462006343618</text:p>
          </table:table-cell>
          <table:table-cell table:formula="of:=ABS([.E46]-[.I46])/[.E46]*100" office:value-type="float" office:value="1.90145940095124" calcext:value-type="float">
            <text:p>1.90145940095124</text:p>
          </table:table-cell>
          <table:table-cell table:formula="of:=ABS([.F46]-[.J46])/[.F46]*100" office:value-type="float" office:value="26.8886909774396" calcext:value-type="float">
            <text:p>26.8886909774396</text:p>
          </table:table-cell>
          <table:table-cell table:style-name="ce5" table:formula="of:=ABS([.G46]-[.K46])/[.G46]*100" office:value-type="float" office:value="16.9693107940904" calcext:value-type="float">
            <text:p>16.9693107940904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7]^4+0.0363*[.C47]^3-0.941*[.C47]^2+8.96*[.C47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32189372588028" calcext:value-type="float">
            <text:p>0.432189372588028</text:p>
          </table:table-cell>
          <table:table-cell office:value-type="float" office:value="6.94832851185427" calcext:value-type="float">
            <text:p>6.94832851185427</text:p>
          </table:table-cell>
          <table:table-cell office:value-type="float" office:value="14.602745196622" calcext:value-type="float">
            <text:p>14.602745196622</text:p>
          </table:table-cell>
          <table:table-cell office:value-type="float" office:value="25.4462003601358" calcext:value-type="float">
            <text:p>25.4462003601358</text:p>
          </table:table-cell>
          <table:table-cell table:formula="of:=ABS([.E47]-[.I47])/[.E47]*100" office:value-type="float" office:value="36.7585003130706" calcext:value-type="float">
            <text:p>36.7585003130706</text:p>
          </table:table-cell>
          <table:table-cell table:formula="of:=ABS([.F47]-[.J47])/[.F4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8]^4+0.0363*[.C48]^3-0.941*[.C48]^2+8.96*[.C48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34747959429083" calcext:value-type="float">
            <text:p>0.634747959429083</text:p>
          </table:table-cell>
          <table:table-cell office:value-type="float" office:value="10.204871959967" calcext:value-type="float">
            <text:p>10.204871959967</text:p>
          </table:table-cell>
          <table:table-cell office:value-type="float" office:value="21.4467636919448" calcext:value-type="float">
            <text:p>21.4467636919448</text:p>
          </table:table-cell>
          <table:table-cell office:value-type="float" office:value="25.4461981744187" calcext:value-type="float">
            <text:p>25.4461981744187</text:p>
          </table:table-cell>
          <table:table-cell table:formula="of:=ABS([.E48]-[.I48])/[.E48]*100" office:value-type="float" office:value="95.3269168570833" calcext:value-type="float">
            <text:p>95.3269168570833</text:p>
          </table:table-cell>
          <table:table-cell table:formula="of:=ABS([.F48]-[.J48])/[.F48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49]^4+0.0363*[.C49]^3-0.941*[.C49]^2+8.96*[.C49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880263476799558" calcext:value-type="float">
            <text:p>0.880263476799558</text:p>
          </table:table-cell>
          <table:table-cell office:value-type="float" office:value="14.1520366200841" calcext:value-type="float">
            <text:p>14.1520366200841</text:p>
          </table:table-cell>
          <table:table-cell office:value-type="float" office:value="29.7422010109993" calcext:value-type="float">
            <text:p>29.7422010109993</text:p>
          </table:table-cell>
          <table:table-cell office:value-type="float" office:value="25.4462005200156" calcext:value-type="float">
            <text:p>25.4462005200156</text:p>
          </table:table-cell>
          <table:table-cell table:formula="of:=ABS([.E49]-[.I49])/[.E49]*100" office:value-type="float" office:value="184.148913163018" calcext:value-type="float">
            <text:p>184.148913163018</text:p>
          </table:table-cell>
          <table:table-cell table:formula="of:=ABS([.F49]-[.J49])/[.F49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0]^4+0.0363*[.C50]^3-0.941*[.C50]^2+8.96*[.C50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16694123858468" calcext:value-type="float">
            <text:p>1.16694123858468</text:p>
          </table:table-cell>
          <table:table-cell office:value-type="float" office:value="18.7609682535867" calcext:value-type="float">
            <text:p>18.7609682535867</text:p>
          </table:table-cell>
          <table:table-cell office:value-type="float" office:value="39.4284231884861" calcext:value-type="float">
            <text:p>39.4284231884861</text:p>
          </table:table-cell>
          <table:table-cell office:value-type="float" office:value="25.4462005249366" calcext:value-type="float">
            <text:p>25.4462005249366</text:p>
          </table:table-cell>
          <table:table-cell table:formula="of:=ABS([.E50]-[.I50])/[.E50]*100" office:value-type="float" office:value="317.639808921099" calcext:value-type="float">
            <text:p>317.639808921099</text:p>
          </table:table-cell>
          <table:table-cell table:formula="of:=ABS([.F50]-[.J50])/[.F50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1]^4+0.0363*[.C51]^3-0.941*[.C51]^2+8.96*[.C51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48072149098149" calcext:value-type="float">
            <text:p>1.48072149098149</text:p>
          </table:table-cell>
          <table:table-cell office:value-type="float" office:value="23.8056278868855" calcext:value-type="float">
            <text:p>23.8056278868855</text:p>
          </table:table-cell>
          <table:table-cell office:value-type="float" office:value="50.0303799414391" calcext:value-type="float">
            <text:p>50.0303799414391</text:p>
          </table:table-cell>
          <table:table-cell office:value-type="float" office:value="25.4462005437775" calcext:value-type="float">
            <text:p>25.4462005437775</text:p>
          </table:table-cell>
          <table:table-cell table:formula="of:=ABS([.E51]-[.I51])/[.E51]*100" office:value-type="float" office:value="515.612140158542" calcext:value-type="float">
            <text:p>515.612140158542</text:p>
          </table:table-cell>
          <table:table-cell table:formula="of:=ABS([.F51]-[.J51])/[.F51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52]^4+0.0363*[.C52]^3-0.941*[.C52]^2+8.96*[.C52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81470554460776" calcext:value-type="float">
            <text:p>1.81470554460776</text:p>
          </table:table-cell>
          <table:table-cell office:value-type="float" office:value="29.1751049849227" calcext:value-type="float">
            <text:p>29.1751049849227</text:p>
          </table:table-cell>
          <table:table-cell office:value-type="float" office:value="61.3149793911788" calcext:value-type="float">
            <text:p>61.3149793911788</text:p>
          </table:table-cell>
          <table:table-cell office:value-type="float" office:value="25.4462006039129" calcext:value-type="float">
            <text:p>25.4462006039129</text:p>
          </table:table-cell>
          <table:table-cell table:formula="of:=ABS([.E52]-[.I52])/[.E52]*100" office:value-type="float" office:value="818.408966463656" calcext:value-type="float">
            <text:p>818.408966463656</text:p>
          </table:table-cell>
          <table:table-cell table:formula="of:=ABS([.F52]-[.J52])/[.F5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5"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1.8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 table:number-columns-repeated="10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60]/[.F60])*(180/PI())" office:value-type="float" office:value="27.0720802379928" calcext:value-type="float">
            <text:p>27.0720802379928</text:p>
          </table:table-cell>
          <table:table-cell office:value-type="float" office:value="0.140676599994074" calcext:value-type="float">
            <text:p>0.140676599994074</text:p>
          </table:table-cell>
          <table:table-cell office:value-type="float" office:value="2.08258087548788" calcext:value-type="float">
            <text:p>2.08258087548788</text:p>
          </table:table-cell>
          <table:table-cell office:value-type="float" office:value="4.21588029589521" calcext:value-type="float">
            <text:p>4.21588029589521</text:p>
          </table:table-cell>
          <table:table-cell office:value-type="float" office:value="26.2886728573196" calcext:value-type="float">
            <text:p>26.2886728573196</text:p>
          </table:table-cell>
          <table:table-cell table:formula="of:=ABS([.E60]-[.I60])/[.E60]*100" office:value-type="float" office:value="9.45300541357042" calcext:value-type="float">
            <text:p>9.45300541357042</text:p>
          </table:table-cell>
          <table:table-cell table:formula="of:=ABS([.F60]-[.J60])/[.F60]*100" office:value-type="float" office:value="6.31377120232867" calcext:value-type="float">
            <text:p>6.31377120232867</text:p>
          </table:table-cell>
          <table:table-cell table:style-name="ce5" table:formula="of:=ABS([.G60]-[.K60])/[.G60]*100" office:value-type="float" office:value="2.89378346172933" calcext:value-type="float">
            <text:p>2.89378346172933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61]/[.F61])*(180/PI())" office:value-type="float" office:value="30.6467414370814" calcext:value-type="float">
            <text:p>30.6467414370814</text:p>
          </table:table-cell>
          <table:table-cell office:value-type="float" office:value="0.270805578501297" calcext:value-type="float">
            <text:p>0.270805578501297</text:p>
          </table:table-cell>
          <table:table-cell office:value-type="float" office:value="4.00901420688989" calcext:value-type="float">
            <text:p>4.00901420688989</text:p>
          </table:table-cell>
          <table:table-cell office:value-type="float" office:value="8.1156644078447" calcext:value-type="float">
            <text:p>8.1156644078447</text:p>
          </table:table-cell>
          <table:table-cell office:value-type="float" office:value="26.2886681635952" calcext:value-type="float">
            <text:p>26.2886681635952</text:p>
          </table:table-cell>
          <table:table-cell table:formula="of:=ABS([.E61]-[.I61])/[.E61]*100" office:value-type="float" office:value="6.02404578317183" calcext:value-type="float">
            <text:p>6.02404578317183</text:p>
          </table:table-cell>
          <table:table-cell table:formula="of:=ABS([.F61]-[.J61])/[.F61]*100" office:value-type="float" office:value="12.7175612200653" calcext:value-type="float">
            <text:p>12.7175612200653</text:p>
          </table:table-cell>
          <table:table-cell table:style-name="ce5" table:formula="of:=ABS([.G61]-[.K61])/[.G61]*100" office:value-type="float" office:value="14.2203479689137" calcext:value-type="float">
            <text:p>14.2203479689137</text:p>
          </table:table-cell>
          <table:table-cell table:number-columns-repeated="10"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2]^4+0.0363*[.C62]^3-0.941*[.C62]^2+8.96*[.C62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28650677071847" calcext:value-type="float">
            <text:p>0.428650677071847</text:p>
          </table:table-cell>
          <table:table-cell office:value-type="float" office:value="6.3457577751378" calcext:value-type="float">
            <text:p>6.3457577751378</text:p>
          </table:table-cell>
          <table:table-cell office:value-type="float" office:value="12.8460623222289" calcext:value-type="float">
            <text:p>12.8460623222289</text:p>
          </table:table-cell>
          <table:table-cell office:value-type="float" office:value="26.2886655854338" calcext:value-type="float">
            <text:p>26.2886655854338</text:p>
          </table:table-cell>
          <table:table-cell table:formula="of:=ABS([.E62]-[.I62])/[.E62]*100" office:value-type="float" office:value="24.8985731168686" calcext:value-type="float">
            <text:p>24.8985731168686</text:p>
          </table:table-cell>
          <table:table-cell table:formula="of:=ABS([.F62]-[.J62])/[.F62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3]^4+0.0363*[.C63]^3-0.941*[.C63]^2+8.96*[.C63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26192143281762" calcext:value-type="float">
            <text:p>0.626192143281762</text:p>
          </table:table-cell>
          <table:table-cell office:value-type="float" office:value="9.27016784115804" calcext:value-type="float">
            <text:p>9.27016784115804</text:p>
          </table:table-cell>
          <table:table-cell office:value-type="float" office:value="18.7661034018742" calcext:value-type="float">
            <text:p>18.7661034018742</text:p>
          </table:table-cell>
          <table:table-cell office:value-type="float" office:value="26.2886669712375" calcext:value-type="float">
            <text:p>26.2886669712375</text:p>
          </table:table-cell>
          <table:table-cell table:formula="of:=ABS([.E63]-[.I63])/[.E63]*100" office:value-type="float" office:value="77.4361609106303" calcext:value-type="float">
            <text:p>77.4361609106303</text:p>
          </table:table-cell>
          <table:table-cell table:formula="of:=ABS([.F63]-[.J63])/[.F63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4]^4+0.0363*[.C64]^3-0.941*[.C64]^2+8.96*[.C64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865471909169453" calcext:value-type="float">
            <text:p>0.865471909169453</text:p>
          </table:table-cell>
          <table:table-cell office:value-type="float" office:value="12.8124728965944" calcext:value-type="float">
            <text:p>12.8124728965944</text:p>
          </table:table-cell>
          <table:table-cell office:value-type="float" office:value="25.9369835366267" calcext:value-type="float">
            <text:p>25.9369835366267</text:p>
          </table:table-cell>
          <table:table-cell office:value-type="float" office:value="26.2886670217024" calcext:value-type="float">
            <text:p>26.2886670217024</text:p>
          </table:table-cell>
          <table:table-cell table:formula="of:=ABS([.E64]-[.I64])/[.E64]*100" office:value-type="float" office:value="157.252743632053" calcext:value-type="float">
            <text:p>157.252743632053</text:p>
          </table:table-cell>
          <table:table-cell table:formula="of:=ABS([.F64]-[.J64])/[.F64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5]^4+0.0363*[.C65]^3-0.941*[.C65]^2+8.96*[.C65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14437541895719" calcext:value-type="float">
            <text:p>1.14437541895719</text:p>
          </table:table-cell>
          <table:table-cell office:value-type="float" office:value="16.9413691239599" calcext:value-type="float">
            <text:p>16.9413691239599</text:p>
          </table:table-cell>
          <table:table-cell office:value-type="float" office:value="34.2953315885503" calcext:value-type="float">
            <text:p>34.2953315885503</text:p>
          </table:table-cell>
          <table:table-cell office:value-type="float" office:value="26.2886673115547" calcext:value-type="float">
            <text:p>26.2886673115547</text:p>
          </table:table-cell>
          <table:table-cell table:formula="of:=ABS([.E65]-[.I65])/[.E65]*100" office:value-type="float" office:value="277.133528939251" calcext:value-type="float">
            <text:p>277.133528939251</text:p>
          </table:table-cell>
          <table:table-cell table:formula="of:=ABS([.F65]-[.J65])/[.F65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6]^4+0.0363*[.C66]^3-0.941*[.C66]^2+8.96*[.C66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44877693796747" calcext:value-type="float">
            <text:p>1.44877693796747</text:p>
          </table:table-cell>
          <table:table-cell office:value-type="float" office:value="21.4477388800269" calcext:value-type="float">
            <text:p>21.4477388800269</text:p>
          </table:table-cell>
          <table:table-cell office:value-type="float" office:value="43.4178177053755" calcext:value-type="float">
            <text:p>43.4178177053755</text:p>
          </table:table-cell>
          <table:table-cell office:value-type="float" office:value="26.2886685615201" calcext:value-type="float">
            <text:p>26.2886685615201</text:p>
          </table:table-cell>
          <table:table-cell table:formula="of:=ABS([.E66]-[.I66])/[.E66]*100" office:value-type="float" office:value="454.637268810234" calcext:value-type="float">
            <text:p>454.637268810234</text:p>
          </table:table-cell>
          <table:table-cell table:formula="of:=ABS([.F66]-[.J66])/[.F66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67]^4+0.0363*[.C67]^3-0.941*[.C67]^2+8.96*[.C67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77169551480628" calcext:value-type="float">
            <text:p>1.77169551480628</text:p>
          </table:table-cell>
          <table:table-cell office:value-type="float" office:value="26.2282351526996" calcext:value-type="float">
            <text:p>26.2282351526996</text:p>
          </table:table-cell>
          <table:table-cell office:value-type="float" office:value="53.0952385626005" calcext:value-type="float">
            <text:p>53.0952385626005</text:p>
          </table:table-cell>
          <table:table-cell office:value-type="float" office:value="26.2886669658109" calcext:value-type="float">
            <text:p>26.2886669658109</text:p>
          </table:table-cell>
          <table:table-cell table:formula="of:=ABS([.E67]-[.I67])/[.E67]*100" office:value-type="float" office:value="725.643861477279" calcext:value-type="float">
            <text:p>725.643861477279</text:p>
          </table:table-cell>
          <table:table-cell table:formula="of:=ABS([.F67]-[.J67])/[.F67]*100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echanism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4"/>
          <table:table-cell table:style-name="ce5" office:value-type="string" calcext:value-type="string">
            <text:p>eff2- (size variate)</text:p>
          </table:table-cell>
          <table:table-cell table:style-name="ce5"/>
          <table:table-cell table:style-name="ce5" office:value-type="string" calcext:value-type="string" table:number-columns-spanned="2" table:number-rows-spanned="1">
            <text:p>simulatio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blast model(od=1.75)full integration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Error %</text:p>
          </table:table-cell>
          <table:covered-table-cell table:style-name="ce5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1.9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/>
          <table:table-cell table:style-name="ce5" office:value-type="string" calcext:value-type="string">
            <text:p>eff4</text:p>
          </table:table-cell>
          <table:table-cell table:style-name="ce5" office:value-type="string" calcext:value-type="string">
            <text:p>T_vN/T_0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/>
          <table:table-cell table:style-name="ce5" office:value-type="string" calcext:value-type="string">
            <text:p>eff6</text:p>
          </table:table-cell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0.138396222693684" calcext:value-type="float">
            <text:p>0.14</text:p>
          </table:table-cell>
          <table:table-cell table:style-name="ce7" office:value-type="float" office:value="1.96543112602074" calcext:value-type="float">
            <text:p>1.97</text:p>
          </table:table-cell>
          <table:table-cell table:style-name="ce7" office:value-type="float" office:value="3.76373781085137" calcext:value-type="float">
            <text:p>3.76</text:p>
          </table:table-cell>
          <table:table-cell table:style-name="ce7" table:formula="of:=ABS([.R73]-[.U73])/[.R73]*100" office:value-type="float" office:value="14.546472781707" calcext:value-type="float">
            <text:p>14.55</text:p>
          </table:table-cell>
          <table:table-cell table:style-name="ce7" table:formula="of:=ABS([.S73]-[.V73])/[.S73]*100" office:value-type="float" office:value="16.3613819810807" calcext:value-type="float">
            <text:p>16.36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74]/[.F74])*(180/PI())" office:value-type="float" office:value="27.0720802379928" calcext:value-type="float">
            <text:p>27.0720802379928</text:p>
          </table:table-cell>
          <table:table-cell office:value-type="float" office:value="0.142402610855284" calcext:value-type="float">
            <text:p>0.142402610855284</text:p>
          </table:table-cell>
          <table:table-cell office:value-type="float" office:value="1.96803177162124" calcext:value-type="float">
            <text:p>1.96803177162124</text:p>
          </table:table-cell>
          <table:table-cell office:value-type="float" office:value="3.84308930615616" calcext:value-type="float">
            <text:p>3.84308930615616</text:p>
          </table:table-cell>
          <table:table-cell office:value-type="float" office:value="27.1168173495746" calcext:value-type="float">
            <text:p>27.1168173495746</text:p>
          </table:table-cell>
          <table:table-cell table:formula="of:=ABS([.E74]-[.I74])/[.E74]*100" office:value-type="float" office:value="14.4334012338591" calcext:value-type="float">
            <text:p>14.4334012338591</text:p>
          </table:table-cell>
          <table:table-cell table:formula="of:=ABS([.F74]-[.J74])/[.F74]*100" office:value-type="float" office:value="14.598015418752" calcext:value-type="float">
            <text:p>14.598015418752</text:p>
          </table:table-cell>
          <table:table-cell table:style-name="ce5" table:formula="of:=ABS([.G74]-[.K74])/[.G74]*100" office:value-type="float" office:value="0.165251843185018" calcext:value-type="float">
            <text:p>0.165251843185018</text:p>
          </table:table-cell>
          <table:table-cell table:number-columns-repeated="2"/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2" calcext:value-type="float">
            <text:p>7.2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3.65765893586123" calcext:value-type="float">
            <text:p>3.66</text:p>
          </table:table-cell>
          <table:table-cell table:style-name="ce7" office:value-type="float" office:value="7.00430000005213" calcext:value-type="float">
            <text:p>7.00</text:p>
          </table:table-cell>
          <table:table-cell table:style-name="ce7" table:formula="of:=ABS([.R74]-[.U74])/[.R74]*100" office:value-type="float" office:value="12.9128824794945" calcext:value-type="float">
            <text:p>12.91</text:p>
          </table:table-cell>
          <table:table-cell table:style-name="ce7" table:formula="of:=ABS([.S74]-[.V74])/[.S74]*100" office:value-type="float" office:value="2.71805555483154" calcext:value-type="float">
            <text:p>2.72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75]/[.F75])*(180/PI())" office:value-type="float" office:value="30.6467414370814" calcext:value-type="float">
            <text:p>30.6467414370814</text:p>
          </table:table-cell>
          <table:table-cell office:value-type="float" office:value="0.269887221458796" calcext:value-type="float">
            <text:p>0.269887221458796</text:p>
          </table:table-cell>
          <table:table-cell office:value-type="float" office:value="3.72989428041179" calcext:value-type="float">
            <text:p>3.72989428041179</text:p>
          </table:table-cell>
          <table:table-cell office:value-type="float" office:value="7.2835759386822" calcext:value-type="float">
            <text:p>7.2835759386822</text:p>
          </table:table-cell>
          <table:table-cell office:value-type="float" office:value="27.1168302639978" calcext:value-type="float">
            <text:p>27.1168302639978</text:p>
          </table:table-cell>
          <table:table-cell table:formula="of:=ABS([.E75]-[.I75])/[.E75]*100" office:value-type="float" office:value="12.5669413874405" calcext:value-type="float">
            <text:p>12.5669413874405</text:p>
          </table:table-cell>
          <table:table-cell table:formula="of:=ABS([.F75]-[.J75])/[.F75]*100" office:value-type="float" office:value="1.16077692614167" calcext:value-type="float">
            <text:p>1.16077692614167</text:p>
          </table:table-cell>
          <table:table-cell table:style-name="ce5" table:formula="of:=ABS([.G75]-[.K75])/[.G75]*100" office:value-type="float" office:value="11.5180636098968" calcext:value-type="float">
            <text:p>11.5180636098968</text:p>
          </table:table-cell>
          <table:table-cell/>
          <table:table-cell table:style-name="ce5"/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9.85" calcext:value-type="float">
            <text:p>9.85</text:p>
          </table:table-cell>
          <table:table-cell table:style-name="ce7" office:value-type="float" office:value="0.393317746243325" calcext:value-type="float">
            <text:p>0.39</text:p>
          </table:table-cell>
          <table:table-cell table:style-name="ce7" office:value-type="float" office:value="5.58569392885138" calcext:value-type="float">
            <text:p>5.59</text:p>
          </table:table-cell>
          <table:table-cell table:style-name="ce7" office:value-type="float" office:value="10.6964254109612" calcext:value-type="float">
            <text:p>10.70</text:p>
          </table:table-cell>
          <table:table-cell table:style-name="ce7" table:formula="of:=ABS([.R75]-[.U75])/[.R75]*100" office:value-type="float" office:value="6.43728762392998" calcext:value-type="float">
            <text:p>6.44</text:p>
          </table:table-cell>
          <table:table-cell table:style-name="ce7" table:formula="of:=ABS([.S75]-[.V75])/[.S75]*100" office:value-type="float" office:value="8.59315138031676" calcext:value-type="float">
            <text:p>8.59</text:p>
          </table:table-cell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6]^4+0.0363*[.C76]^3-0.941*[.C76]^2+8.96*[.C76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23530838784284" calcext:value-type="float">
            <text:p>0.423530838784284</text:p>
          </table:table-cell>
          <table:table-cell office:value-type="float" office:value="5.85327808290088" calcext:value-type="float">
            <text:p>5.85327808290088</text:p>
          </table:table-cell>
          <table:table-cell office:value-type="float" office:value="11.4300391957356" calcext:value-type="float">
            <text:p>11.4300391957356</text:p>
          </table:table-cell>
          <table:table-cell office:value-type="float" office:value="27.1168071381912" calcext:value-type="float">
            <text:p>27.1168071381912</text:p>
          </table:table-cell>
          <table:table-cell table:formula="of:=ABS([.E76]-[.I76])/[.E76]*100" office:value-type="float" office:value="15.205481601397" calcext:value-type="float">
            <text:p>15.205481601397</text:p>
          </table:table-cell>
          <table:table-cell table:formula="of:=ABS([.F76]-[.J76])/[.F76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mechanis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7]^4+0.0363*[.C77]^3-0.941*[.C77]^2+8.96*[.C77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1552563273982" calcext:value-type="float">
            <text:p>0.61552563273982</text:p>
          </table:table-cell>
          <table:table-cell office:value-type="float" office:value="8.50668393031842" calcext:value-type="float">
            <text:p>8.50668393031842</text:p>
          </table:table-cell>
          <table:table-cell office:value-type="float" office:value="16.6114930020147" calcext:value-type="float">
            <text:p>16.6114930020147</text:p>
          </table:table-cell>
          <table:table-cell office:value-type="float" office:value="27.1168173790315" calcext:value-type="float">
            <text:p>27.1168173790315</text:p>
          </table:table-cell>
          <table:table-cell table:formula="of:=ABS([.E77]-[.I77])/[.E77]*100" office:value-type="float" office:value="62.822654836344" calcext:value-type="float">
            <text:p>62.822654836344</text:p>
          </table:table-cell>
          <table:table-cell table:formula="of:=ABS([.F77]-[.J77])/[.F77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2- (size variate)</text:p>
          </table:table-cell>
          <table:table-cell table:style-name="ce5"/>
          <table:table-cell table:style-name="ce5" office:value-type="string" calcext:value-type="string" table:number-columns-spanned="2" table:number-rows-spanned="1">
            <text:p>simulatio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blast model(od=1.7)full integration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Error %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8]^4+0.0363*[.C78]^3-0.941*[.C78]^2+8.96*[.C78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847569616162674" calcext:value-type="float">
            <text:p>0.847569616162674</text:p>
          </table:table-cell>
          <table:table-cell office:value-type="float" office:value="11.7135770754584" calcext:value-type="float">
            <text:p>11.7135770754584</text:p>
          </table:table-cell>
          <table:table-cell office:value-type="float" office:value="22.8737761759334" calcext:value-type="float">
            <text:p>22.8737761759334</text:p>
          </table:table-cell>
          <table:table-cell office:value-type="float" office:value="27.1168196961379" calcext:value-type="float">
            <text:p>27.1168196961379</text:p>
          </table:table-cell>
          <table:table-cell table:formula="of:=ABS([.E78]-[.I78])/[.E78]*100" office:value-type="float" office:value="135.188777742363" calcext:value-type="float">
            <text:p>135.188777742363</text:p>
          </table:table-cell>
          <table:table-cell table:formula="of:=ABS([.F78]-[.J78])/[.F78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4</text:p>
          </table:table-cell>
          <table:table-cell table:style-name="ce5" office:value-type="string" calcext:value-type="string">
            <text:p>T_vN/T_0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79]^4+0.0363*[.C79]^3-0.941*[.C79]^2+8.96*[.C79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11714406630201" calcext:value-type="float">
            <text:p>1.11714406630201</text:p>
          </table:table-cell>
          <table:table-cell office:value-type="float" office:value="15.4391481990497" calcext:value-type="float">
            <text:p>15.4391481990497</text:p>
          </table:table-cell>
          <table:table-cell office:value-type="float" office:value="30.1489165963545" calcext:value-type="float">
            <text:p>30.1489165963545</text:p>
          </table:table-cell>
          <table:table-cell office:value-type="float" office:value="27.1168171922189" calcext:value-type="float">
            <text:p>27.1168171922189</text:p>
          </table:table-cell>
          <table:table-cell table:formula="of:=ABS([.E79]-[.I79])/[.E79]*100" office:value-type="float" office:value="243.692437223911" calcext:value-type="float">
            <text:p>243.692437223911</text:p>
          </table:table-cell>
          <table:table-cell table:formula="of:=ABS([.F79]-[.J79])/[.F79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6</text:p>
          </table:table-cell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0.137974163306821" calcext:value-type="float">
            <text:p>0.14</text:p>
          </table:table-cell>
          <table:table-cell table:style-name="ce7" office:value-type="float" office:value="2.0717000737304" calcext:value-type="float">
            <text:p>2.07</text:p>
          </table:table-cell>
          <table:table-cell table:style-name="ce7" office:value-type="float" office:value="3.96123599516249" calcext:value-type="float">
            <text:p>3.96</text:p>
          </table:table-cell>
          <table:table-cell table:style-name="ce7" table:formula="of:=ABS([.R79]-[.U79])/[.R79]*100" office:value-type="float" office:value="9.92608375085217" calcext:value-type="float">
            <text:p>9.93</text:p>
          </table:table-cell>
          <table:table-cell table:style-name="ce7" table:formula="of:=ABS([.S79]-[.V79])/[.S79]*100" office:value-type="float" office:value="11.9725334408336" calcext:value-type="float">
            <text:p>11.9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0]^4+0.0363*[.C80]^3-0.941*[.C80]^2+8.96*[.C80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41007405879009" calcext:value-type="float">
            <text:p>1.41007405879009</text:p>
          </table:table-cell>
          <table:table-cell office:value-type="float" office:value="19.4874976406123" calcext:value-type="float">
            <text:p>19.4874976406123</text:p>
          </table:table-cell>
          <table:table-cell office:value-type="float" office:value="38.0543625488789" calcext:value-type="float">
            <text:p>38.0543625488789</text:p>
          </table:table-cell>
          <table:table-cell office:value-type="float" office:value="27.1168171141175" calcext:value-type="float">
            <text:p>27.1168171141175</text:p>
          </table:table-cell>
          <table:table-cell table:formula="of:=ABS([.E80]-[.I80])/[.E80]*100" office:value-type="float" office:value="403.945545392687" calcext:value-type="float">
            <text:p>403.945545392687</text:p>
          </table:table-cell>
          <table:table-cell table:formula="of:=ABS([.F80]-[.J80])/[.F80]*100" office:value-type="string" office:string-value="" calcext:value-type="error">
            <text:p>#DIV/0!</text:p>
          </table:table-cell>
          <table:table-cell table:number-columns-repeated="3"/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2" calcext:value-type="float">
            <text:p>7.2</text:p>
          </table:table-cell>
          <table:table-cell table:style-name="ce7" office:value-type="float" office:value="0.257554779650286" calcext:value-type="float">
            <text:p>0.26</text:p>
          </table:table-cell>
          <table:table-cell table:style-name="ce7" office:value-type="float" office:value="3.92185995377374" calcext:value-type="float">
            <text:p>3.92</text:p>
          </table:table-cell>
          <table:table-cell table:style-name="ce7" office:value-type="float" office:value="7.44361091938429" calcext:value-type="float">
            <text:p>7.44</text:p>
          </table:table-cell>
          <table:table-cell table:style-name="ce7" table:formula="of:=ABS([.R80]-[.U80])/[.R80]*100" office:value-type="float" office:value="6.6223820530062" calcext:value-type="float">
            <text:p>6.62</text:p>
          </table:table-cell>
          <table:table-cell table:style-name="ce7" table:formula="of:=ABS([.S80]-[.V80])/[.S80]*100" office:value-type="float" office:value="3.38348499144847" calcext:value-type="float">
            <text:p>3.3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1]^4+0.0363*[.C81]^3-0.941*[.C81]^2+8.96*[.C81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71931794988047" calcext:value-type="float">
            <text:p>1.71931794988047</text:p>
          </table:table-cell>
          <table:table-cell office:value-type="float" office:value="23.7613082013925" calcext:value-type="float">
            <text:p>23.7613082013925</text:p>
          </table:table-cell>
          <table:table-cell office:value-type="float" office:value="46.4000817862797" calcext:value-type="float">
            <text:p>46.4000817862797</text:p>
          </table:table-cell>
          <table:table-cell office:value-type="float" office:value="27.1168158955166" calcext:value-type="float">
            <text:p>27.1168158955166</text:p>
          </table:table-cell>
          <table:table-cell table:formula="of:=ABS([.E81]-[.I81])/[.E81]*100" office:value-type="float" office:value="647.986974454519" calcext:value-type="float">
            <text:p>647.986974454519</text:p>
          </table:table-cell>
          <table:table-cell table:formula="of:=ABS([.F81]-[.J81])/[.F81]*100" office:value-type="string" office:string-value="" calcext:value-type="error">
            <text:p>#DIV/0!</text:p>
          </table:table-cell>
          <table:table-cell table:number-columns-repeated="3"/>
          <table:table-cell table:style-name="ce5" table:formula="of:=1874.47/298.329" office:value-type="float" office:value="6.28323092961127" calcext:value-type="float">
            <text:p>6.28323092961127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9.85" calcext:value-type="float">
            <text:p>9.85</text:p>
          </table:table-cell>
          <table:table-cell table:style-name="ce7" office:value-type="float" office:value="0.395706204531442" calcext:value-type="float">
            <text:p>0.40</text:p>
          </table:table-cell>
          <table:table-cell table:style-name="ce7" office:value-type="float" office:value="6.0213171464083" calcext:value-type="float">
            <text:p>6.02</text:p>
          </table:table-cell>
          <table:table-cell table:style-name="ce7" office:value-type="float" office:value="11.4283382301705" calcext:value-type="float">
            <text:p>11.43</text:p>
          </table:table-cell>
          <table:table-cell table:style-name="ce7" table:formula="of:=ABS([.R81]-[.U81])/[.R81]*100" office:value-type="float" office:value="0.859583691931334" calcext:value-type="float">
            <text:p>0.86</text:p>
          </table:table-cell>
          <table:table-cell table:style-name="ce7" table:formula="of:=ABS([.S81]-[.V81])/[.S81]*100" office:value-type="float" office:value="16.0237383773655" calcext:value-type="float">
            <text:p>16.02</text:p>
          </table:table-cell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1" table:number-rows-spanned="2">
            <text:p>effective activation energy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office:value-type="string" calcext:value-type="string" table:number-columns-spanned="8" table:number-rows-spanned="1">
            <text:p>in centimeters</text:p>
          </table:table-cell>
          <table:covered-table-cell table:number-columns-repeated="4"/>
          <table:covered-table-cell table:number-columns-repeated="3" table:style-name="ce5"/>
          <table:table-cell table:style-name="ce5"/>
          <table:table-cell table:number-columns-repeated="4"/>
          <table:covered-table-cell table:style-name="ce5"/>
          <table:table-cell table:number-columns-repeated="8"/>
        </table:table-row>
        <table:table-row table:style-name="ro1">
          <table:table-cell/>
          <table:table-cell table:style-name="ce5"/>
          <table:table-cell table:number-columns-repeated="2"/>
          <table:table-cell table:style-name="Default" office:value-type="string" calcext:value-type="string" table:number-columns-spanned="3" table:number-rows-spanned="1">
            <text:p>simulation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blast model – od=2.0</text:p>
          </table:table-cell>
          <table:covered-table-cell table:number-columns-repeated="3" table:style-name="ce5"/>
          <table:table-cell office:value-type="string" calcext:value-type="string" table:number-columns-spanned="3" table:number-rows-spanned="1">
            <text:p>Error %</text:p>
          </table:table-cell>
          <table:covered-table-cell office:value-type="string" calcext:value-type="string">
            <text:p>Error %</text:p>
          </table:covered-table-cell>
          <table:covered-table-cell table:style-name="ce5" office:value-type="string" calcext:value-type="string">
            <text:p>Error %</text:p>
          </table:covered-table-cell>
          <table:table-cell/>
          <table:table-cell table:style-name="ce5" office:value-type="string" calcext:value-type="string">
            <text:p>eff2</text:p>
          </table:table-cell>
          <table:table-cell table:style-name="ce5" office:value-type="string" calcext:value-type="string" table:number-columns-spanned="2" table:number-rows-spanned="1">
            <text:p>simulatio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blast model for over-drive factor=1.75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Error %</text:p>
          </table:table-cell>
          <table:covered-table-cell table:style-name="ce5"/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table:style-name="ce5" office:value-type="string" calcext:value-type="string">
            <text:p>kernel radius [cm]</text:p>
          </table:table-cell>
          <table:table-cell table:style-name="ce5" office:value-type="string" calcext:value-type="string">
            <text:p>cell width [cm]</text:p>
          </table:table-cell>
          <table:table-cell table:style-name="ce5" office:value-type="string" calcext:value-type="string">
            <text:p>cell length [cm]</text:p>
          </table:table-cell>
          <table:table-cell table:style-name="ce5"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office:value-type="string" calcext:value-type="string">
            <text:p>cell length</text:p>
          </table:table-cell>
          <table:table-cell table:style-name="ce5" office:value-type="string" calcext:value-type="string">
            <text:p>theta</text:p>
          </table:table-cell>
          <table:table-cell/>
          <table:table-cell table:style-name="ce5" office:value-type="string" calcext:value-type="string">
            <text:p>eff4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table:formula="of:=ATAN([.E87]/[.F87])*(180/PI())" office:value-type="float" office:value="27.0720802379928" calcext:value-type="float">
            <text:p>27.0720802379928</text:p>
          </table:table-cell>
          <table:table-cell office:value-type="float" office:value="0.14333416158783" calcext:value-type="float">
            <text:p>0.14333416158783</text:p>
          </table:table-cell>
          <table:table-cell office:value-type="float" office:value="1.86822800395166" calcext:value-type="float">
            <text:p>1.86822800395166</text:p>
          </table:table-cell>
          <table:table-cell office:value-type="float" office:value="3.52421617133093" calcext:value-type="float">
            <text:p>3.52421617133093</text:p>
          </table:table-cell>
          <table:table-cell office:value-type="float" office:value="27.9285831081752" calcext:value-type="float">
            <text:p>27.9285831081752</text:p>
          </table:table-cell>
          <table:table-cell table:formula="of:=ABS([.E87]-[.I87])/[.E87]*100" office:value-type="float" office:value="18.7726954803626" calcext:value-type="float">
            <text:p>18.7726954803626</text:p>
          </table:table-cell>
          <table:table-cell table:formula="of:=ABS([.F87]-[.J87])/[.F87]*100" office:value-type="float" office:value="21.6840850815349" calcext:value-type="float">
            <text:p>21.6840850815349</text:p>
          </table:table-cell>
          <table:table-cell table:style-name="ce5" table:formula="of:=ABS([.G87]-[.K87])/[.G87]*100" office:value-type="float" office:value="3.16378668596151" calcext:value-type="float">
            <text:p>3.16378668596151</text:p>
          </table:table-cell>
          <table:table-cell/>
          <table:table-cell table:style-name="ce5" office:value-type="string" calcext:value-type="string">
            <text:p>eff6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0.138396222693684" calcext:value-type="float">
            <text:p>0.14</text:p>
          </table:table-cell>
          <table:table-cell table:style-name="ce7" office:value-type="float" office:value="1.96543112602074" calcext:value-type="float">
            <text:p>1.97</text:p>
          </table:table-cell>
          <table:table-cell table:style-name="ce7" office:value-type="float" office:value="3.76373781085137" calcext:value-type="float">
            <text:p>3.76</text:p>
          </table:table-cell>
          <table:table-cell table:style-name="ce7" table:formula="of:=ABS([.Q87]-[.T87])/[.Q87]*100" office:value-type="float" office:value="14.546472781707" calcext:value-type="float">
            <text:p>14.55</text:p>
          </table:table-cell>
          <table:table-cell table:style-name="ce7" table:formula="of:=ABS([.R87]-[.U87])/[.R87]*100" office:value-type="float" office:value="16.3613819810807" calcext:value-type="float">
            <text:p>16.36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table:formula="of:=ATAN([.E88]/[.F88])*(180/PI())" office:value-type="float" office:value="30.6467414370814" calcext:value-type="float">
            <text:p>30.6467414370814</text:p>
          </table:table-cell>
          <table:table-cell office:value-type="float" office:value="0.267870772847755" calcext:value-type="float">
            <text:p>0.267870772847755</text:p>
          </table:table-cell>
          <table:table-cell office:value-type="float" office:value="3.49144632670246" calcext:value-type="float">
            <text:p>3.49144632670246</text:p>
          </table:table-cell>
          <table:table-cell office:value-type="float" office:value="6.58626063531376" calcext:value-type="float">
            <text:p>6.58626063531376</text:p>
          </table:table-cell>
          <table:table-cell office:value-type="float" office:value="27.9285350229403" calcext:value-type="float">
            <text:p>27.9285350229403</text:p>
          </table:table-cell>
          <table:table-cell table:formula="of:=ABS([.E88]-[.I88])/[.E88]*100" office:value-type="float" office:value="18.1564386614519" calcext:value-type="float">
            <text:p>18.1564386614519</text:p>
          </table:table-cell>
          <table:table-cell table:formula="of:=ABS([.F88]-[.J88])/[.F88]*100" office:value-type="float" office:value="8.52415784286445" calcext:value-type="float">
            <text:p>8.52415784286445</text:p>
          </table:table-cell>
          <table:table-cell table:style-name="ce5" table:formula="of:=ABS([.G88]-[.K88])/[.G88]*100" office:value-type="float" office:value="8.86947938566881" calcext:value-type="float">
            <text:p>8.86947938566881</text:p>
          </table:table-cell>
          <table:table-cell table:number-columns-repeated="2"/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2" calcext:value-type="float">
            <text:p>7.2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3.65765893586123" calcext:value-type="float">
            <text:p>3.66</text:p>
          </table:table-cell>
          <table:table-cell table:style-name="ce7" office:value-type="float" office:value="7.00430000005213" calcext:value-type="float">
            <text:p>7.00</text:p>
          </table:table-cell>
          <table:table-cell table:style-name="ce7" table:formula="of:=ABS([.Q88]-[.T88])/[.Q88]*100" office:value-type="float" office:value="12.9128824794945" calcext:value-type="float">
            <text:p>12.91</text:p>
          </table:table-cell>
          <table:table-cell table:style-name="ce7" table:formula="of:=ABS([.R88]-[.U88])/[.R88]*100" office:value-type="float" office:value="2.71805555483154" calcext:value-type="float">
            <text:p>2.72</text:p>
          </table:table-cell>
          <table:table-cell/>
        </table:table-row>
        <table:table-row table:style-name="ro1">
          <table:table-cell/>
          <table:covered-table-cell table:style-name="ce5"/>
          <table:table-cell office:value-type="float" office:value="6" calcext:value-type="float">
            <text:p>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89]^4+0.0363*[.C89]^3-0.941*[.C89]^2+8.96*[.C89]+2)*0.175" office:value-type="float" office:value="5.0807288" calcext:value-type="float">
            <text:p>5.0807288</text:p>
          </table:table-cell>
          <table:table-cell table:number-columns-repeated="2"/>
          <table:table-cell office:value-type="float" office:value="0.416928859088542" calcext:value-type="float">
            <text:p>0.416928859088542</text:p>
          </table:table-cell>
          <table:table-cell office:value-type="float" office:value="5.43428031479663" calcext:value-type="float">
            <text:p>5.43428031479663</text:p>
          </table:table-cell>
          <table:table-cell office:value-type="float" office:value="10.2512133417554" calcext:value-type="float">
            <text:p>10.2512133417554</text:p>
          </table:table-cell>
          <table:table-cell office:value-type="float" office:value="27.9285518175771" calcext:value-type="float">
            <text:p>27.9285518175771</text:p>
          </table:table-cell>
          <table:table-cell table:formula="of:=ABS([.E89]-[.I89])/[.E89]*100" office:value-type="float" office:value="6.95867716451683" calcext:value-type="float">
            <text:p>6.95867716451683</text:p>
          </table:table-cell>
          <table:table-cell table:formula="of:=ABS([.F89]-[.J89])/[.F89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 table:number-columns-spanned="1" table:number-rows-spanned="2">
            <text:p>effective activation energy</text:p>
          </table:table-cell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9.85" calcext:value-type="float">
            <text:p>9.85</text:p>
          </table:table-cell>
          <table:table-cell table:style-name="ce7" office:value-type="float" office:value="0.393317746243325" calcext:value-type="float">
            <text:p>0.39</text:p>
          </table:table-cell>
          <table:table-cell table:style-name="ce7" office:value-type="float" office:value="5.58569392885138" calcext:value-type="float">
            <text:p>5.59</text:p>
          </table:table-cell>
          <table:table-cell table:style-name="ce7" office:value-type="float" office:value="10.6964254109612" calcext:value-type="float">
            <text:p>10.70</text:p>
          </table:table-cell>
          <table:table-cell table:style-name="ce7" table:formula="of:=ABS([.Q89]-[.T89])/[.Q89]*100" office:value-type="float" office:value="6.43728762392998" calcext:value-type="float">
            <text:p>6.44</text:p>
          </table:table-cell>
          <table:table-cell table:style-name="ce7" table:formula="of:=ABS([.R89]-[.U89])/[.R89]*100" office:value-type="float" office:value="8.59315138031676" calcext:value-type="float">
            <text:p>8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0]^4+0.0363*[.C90]^3-0.941*[.C90]^2+8.96*[.C90]+2)*0.175" office:value-type="float" office:value="5.2245088" calcext:value-type="float">
            <text:p>5.2245088</text:p>
          </table:table-cell>
          <table:table-cell table:number-columns-repeated="2"/>
          <table:table-cell office:value-type="float" office:value="0.602616857803437" calcext:value-type="float">
            <text:p>0.602616857803437</text:p>
          </table:table-cell>
          <table:table-cell office:value-type="float" office:value="7.8545510525537" calcext:value-type="float">
            <text:p>7.8545510525537</text:p>
          </table:table-cell>
          <table:table-cell office:value-type="float" office:value="14.8168021416681" calcext:value-type="float">
            <text:p>14.8168021416681</text:p>
          </table:table-cell>
          <table:table-cell office:value-type="float" office:value="27.9285583950251" calcext:value-type="float">
            <text:p>27.9285583950251</text:p>
          </table:table-cell>
          <table:table-cell table:formula="of:=ABS([.E90]-[.I90])/[.E90]*100" office:value-type="float" office:value="50.3404693768283" calcext:value-type="float">
            <text:p>50.3404693768283</text:p>
          </table:table-cell>
          <table:table-cell table:formula="of:=ABS([.F90]-[.J90])/[.F90]*100" office:value-type="string" office:string-value="" calcext:value-type="error">
            <text:p>#DIV/0!</text:p>
          </table:table-cell>
          <table:table-cell table:number-columns-repeated="2"/>
          <table:covered-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1]^4+0.0363*[.C91]^3-0.941*[.C91]^2+8.96*[.C91]+2)*0.175" office:value-type="float" office:value="4.9805" calcext:value-type="float">
            <text:p>4.9805</text:p>
          </table:table-cell>
          <table:table-cell table:number-columns-repeated="2"/>
          <table:table-cell office:value-type="float" office:value="0.826141489872769" calcext:value-type="float">
            <text:p>0.826141489872769</text:p>
          </table:table-cell>
          <table:table-cell office:value-type="float" office:value="10.7679867574346" calcext:value-type="float">
            <text:p>10.7679867574346</text:p>
          </table:table-cell>
          <table:table-cell office:value-type="float" office:value="20.3127044964477" calcext:value-type="float">
            <text:p>20.3127044964477</text:p>
          </table:table-cell>
          <table:table-cell office:value-type="float" office:value="27.9285516728765" calcext:value-type="float">
            <text:p>27.9285516728765</text:p>
          </table:table-cell>
          <table:table-cell table:formula="of:=ABS([.E91]-[.I91])/[.E91]*100" office:value-type="float" office:value="116.202926562285" calcext:value-type="float">
            <text:p>116.202926562285</text:p>
          </table:table-cell>
          <table:table-cell table:formula="of:=ABS([.F91]-[.J91])/[.F91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2</text:p>
          </table:table-cell>
          <table:table-cell table:style-name="ce5" office:value-type="string" calcext:value-type="string" table:number-columns-spanned="2" table:number-rows-spanned="1">
            <text:p>simulation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blast model for over-drive factor=1.7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Error %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2]^4+0.0363*[.C92]^3-0.941*[.C92]^2+8.96*[.C92]+2)*0.175" office:value-type="float" office:value="4.4921408" calcext:value-type="float">
            <text:p>4.4921408</text:p>
          </table:table-cell>
          <table:table-cell table:number-columns-repeated="2"/>
          <table:table-cell office:value-type="float" office:value="1.08451521946423" calcext:value-type="float">
            <text:p>1.08451521946423</text:p>
          </table:table-cell>
          <table:table-cell office:value-type="float" office:value="14.1356480784723" calcext:value-type="float">
            <text:p>14.1356480784723</text:p>
          </table:table-cell>
          <table:table-cell office:value-type="float" office:value="26.6654602373493" calcext:value-type="float">
            <text:p>26.6654602373493</text:p>
          </table:table-cell>
          <table:table-cell office:value-type="float" office:value="27.9285450310979" calcext:value-type="float">
            <text:p>27.9285450310979</text:p>
          </table:table-cell>
          <table:table-cell table:formula="of:=ABS([.E92]-[.I92])/[.E92]*100" office:value-type="float" office:value="214.675089402191" calcext:value-type="float">
            <text:p>214.675089402191</text:p>
          </table:table-cell>
          <table:table-cell table:formula="of:=ABS([.F92]-[.J92])/[.F92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4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kernel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 table:style-name="ce5"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3]^4+0.0363*[.C93]^3-0.941*[.C93]^2+8.96*[.C93]+2)*0.175" office:value-type="float" office:value="3.8669848" calcext:value-type="float">
            <text:p>3.8669848</text:p>
          </table:table-cell>
          <table:table-cell table:number-columns-repeated="2"/>
          <table:table-cell office:value-type="float" office:value="1.36354398549435" calcext:value-type="float">
            <text:p>1.36354398549435</text:p>
          </table:table-cell>
          <table:table-cell office:value-type="float" office:value="17.7725289958511" calcext:value-type="float">
            <text:p>17.7725289958511</text:p>
          </table:table-cell>
          <table:table-cell office:value-type="float" office:value="33.5260560928186" calcext:value-type="float">
            <text:p>33.5260560928186</text:p>
          </table:table-cell>
          <table:table-cell office:value-type="float" office:value="27.9285517786695" calcext:value-type="float">
            <text:p>27.9285517786695</text:p>
          </table:table-cell>
          <table:table-cell table:formula="of:=ABS([.E93]-[.I93])/[.E93]*100" office:value-type="float" office:value="359.596556879435" calcext:value-type="float">
            <text:p>359.596556879435</text:p>
          </table:table-cell>
          <table:table-cell table:formula="of:=ABS([.F93]-[.J93])/[.F93]*100" office:value-type="string" office:string-value="" calcext:value-type="error">
            <text:p>#DIV/0!</text:p>
          </table:table-cell>
          <table:table-cell table:number-columns-repeated="2"/>
          <table:table-cell table:style-name="ce5" office:value-type="string" calcext:value-type="string">
            <text:p>eff6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float" office:value="4.5" calcext:value-type="float">
            <text:p>4.5</text:p>
          </table:table-cell>
          <table:table-cell table:style-name="ce7" office:value-type="float" office:value="0.137974163306821" calcext:value-type="float">
            <text:p>0.14</text:p>
          </table:table-cell>
          <table:table-cell table:style-name="ce7" office:value-type="float" office:value="2.0717000737304" calcext:value-type="float">
            <text:p>2.07</text:p>
          </table:table-cell>
          <table:table-cell table:style-name="ce7" office:value-type="float" office:value="3.96123599516249" calcext:value-type="float">
            <text:p>3.96</text:p>
          </table:table-cell>
          <table:table-cell table:style-name="ce7" table:formula="of:=ABS([.Q93]-[.T93])/[.Q93]*100" office:value-type="float" office:value="9.92608375085217" calcext:value-type="float">
            <text:p>9.93</text:p>
          </table:table-cell>
          <table:table-cell table:style-name="ce7" table:formula="of:=ABS([.R93]-[.U93])/[.R93]*100" office:value-type="float" office:value="11.9725334408336" calcext:value-type="float">
            <text:p>11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formula="of:=(-0.000534*[.C94]^4+0.0363*[.C94]^3-0.941*[.C94]^2+8.96*[.C94]+2)*0.175" office:value-type="float" office:value="3.1767008" calcext:value-type="float">
            <text:p>3.1767008</text:p>
          </table:table-cell>
          <table:table-cell table:number-columns-repeated="2"/>
          <table:table-cell office:value-type="float" office:value="1.65615420398704" calcext:value-type="float">
            <text:p>1.65615420398704</text:p>
          </table:table-cell>
          <table:table-cell office:value-type="float" office:value="21.5864313326582" calcext:value-type="float">
            <text:p>21.5864313326582</text:p>
          </table:table-cell>
          <table:table-cell office:value-type="float" office:value="40.7205923177165" calcext:value-type="float">
            <text:p>40.7205923177165</text:p>
          </table:table-cell>
          <table:table-cell office:value-type="float" office:value="27.9285517789193" calcext:value-type="float">
            <text:p>27.9285517789193</text:p>
          </table:table-cell>
          <table:table-cell table:formula="of:=ABS([.E94]-[.I94])/[.E94]*100" office:value-type="float" office:value="579.523590407325" calcext:value-type="float">
            <text:p>579.523590407325</text:p>
          </table:table-cell>
          <table:table-cell table:formula="of:=ABS([.F94]-[.J94])/[.F94]*100" office:value-type="string" office:string-value="" calcext:value-type="error">
            <text:p>#DIV/0!</text:p>
          </table:table-cell>
          <table:table-cell table:number-columns-repeated="3"/>
          <table:table-cell table:style-name="ce5" office:value-type="float" office:value="4.2" calcext:value-type="float">
            <text:p>4.2</text:p>
          </table:table-cell>
          <table:table-cell table:style-name="ce5" office:value-type="float" office:value="7.2" calcext:value-type="float">
            <text:p>7.2</text:p>
          </table:table-cell>
          <table:table-cell table:style-name="ce7" office:value-type="float" office:value="0.257554779650286" calcext:value-type="float">
            <text:p>0.26</text:p>
          </table:table-cell>
          <table:table-cell table:style-name="ce7" office:value-type="float" office:value="3.92185995377374" calcext:value-type="float">
            <text:p>3.92</text:p>
          </table:table-cell>
          <table:table-cell table:style-name="ce7" office:value-type="float" office:value="7.44361091938429" calcext:value-type="float">
            <text:p>7.44</text:p>
          </table:table-cell>
          <table:table-cell table:style-name="ce7" table:formula="of:=ABS([.Q94]-[.T94])/[.Q94]*100" office:value-type="float" office:value="6.6223820530062" calcext:value-type="float">
            <text:p>6.62</text:p>
          </table:table-cell>
          <table:table-cell table:style-name="ce7" table:formula="of:=ABS([.R94]-[.U94])/[.R94]*100" office:value-type="float" office:value="3.38348499144847" calcext:value-type="float">
            <text:p>3.38</text:p>
          </table:table-cell>
          <table:table-cell/>
        </table:table-row>
        <table:table-row table:style-name="ro1">
          <table:table-cell table:number-columns-repeated="7"/>
          <table:table-cell table:style-name="ce5" table:number-columns-repeated="4"/>
          <table:table-cell table:number-columns-repeated="5"/>
          <table:table-cell table:style-name="ce5" office:value-type="float" office:value="5.97" calcext:value-type="float">
            <text:p>5.97</text:p>
          </table:table-cell>
          <table:table-cell table:style-name="ce5" office:value-type="float" office:value="9.85" calcext:value-type="float">
            <text:p>9.85</text:p>
          </table:table-cell>
          <table:table-cell table:style-name="ce7" office:value-type="float" office:value="0.395706204531442" calcext:value-type="float">
            <text:p>0.40</text:p>
          </table:table-cell>
          <table:table-cell table:style-name="ce7" office:value-type="float" office:value="6.0213171464083" calcext:value-type="float">
            <text:p>6.02</text:p>
          </table:table-cell>
          <table:table-cell table:style-name="ce7" office:value-type="float" office:value="11.4283382301705" calcext:value-type="float">
            <text:p>11.43</text:p>
          </table:table-cell>
          <table:table-cell table:style-name="ce7" table:formula="of:=ABS([.Q95]-[.T95])/[.Q95]*100" office:value-type="float" office:value="0.859583691931334" calcext:value-type="float">
            <text:p>0.86</text:p>
          </table:table-cell>
          <table:table-cell table:style-name="ce7" table:formula="of:=ABS([.R95]-[.U95])/[.R95]*100" office:value-type="float" office:value="16.0237383773655" calcext:value-type="float">
            <text:p>16.02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9" table:default-cell-style-name="ce5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 calcext:value-type="string" table:number-columns-spanned="11" table:number-rows-spanned="2">
            <text:p>Updated – lu et al parameters - 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/>
          <table:covered-table-cell/>
          <table:covered-table-cell table:number-columns-repeated="9" table:style-name="Default"/>
          <table:covered-table-cell/>
        </table:table-row>
        <table:table-row table:style-name="ro1">
          <table:table-cell/>
          <table:table-cell table:style-name="ce5"/>
          <table:table-cell office:value-type="string" calcext:value-type="string" table:number-columns-spanned="7" table:number-rows-spanned="1">
            <text:p>in centimeters</text:p>
          </table:table-cell>
          <table:covered-table-cell table:number-columns-repeated="6"/>
          <table:table-cell table:number-columns-repeated="2"/>
          <table:table-cell table:style-name="ce5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 table:number-columns-spanned="2" table:number-rows-spanned="1">
            <text:p>simulation</text:p>
          </table:table-cell>
          <table:covered-table-cell/>
          <table:table-cell office:value-type="string" calcext:value-type="string" table:number-columns-spanned="4" table:number-rows-spanned="1">
            <text:p>blast model(od=1.7417968750000001)full integration</text:p>
          </table:table-cell>
          <table:covered-table-cell table:number-columns-repeated="3"/>
          <table:table-cell office:value-type="string" calcext:value-type="string" table:number-columns-spanned="2" table:number-rows-spanned="1">
            <text:p>Error %</text:p>
          </table:table-cell>
          <table:covered-table-cell table:style-name="ce5"/>
        </table:table-row>
        <table:table-row table:style-name="ro1">
          <table:table-cell/>
          <table:table-cell table:style-name="ce5"/>
          <table:table-cell office:value-type="string" calcext:value-type="string">
            <text:p>mechanism</text:p>
          </table:table-cell>
          <table:table-cell office:value-type="string" calcext:value-type="string">
            <text:p>T_vN/T_0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kernel radius [cm]</text:p>
          </table:table-cell>
          <table:table-cell office:value-type="string" calcext:value-type="string">
            <text:p>cell width [cm]</text:p>
          </table:table-cell>
          <table:table-cell office:value-type="string" calcext:value-type="string">
            <text:p>cell length [cm]</text:p>
          </table:table-cell>
          <table:table-cell office:value-type="string" calcext:value-type="string">
            <text:p>theta [deg]</text:p>
          </table:table-cell>
          <table:table-cell office:value-type="string" calcext:value-type="string">
            <text:p>cell width</text:p>
          </table:table-cell>
          <table:table-cell table:style-name="ce5" office:value-type="string" calcext:value-type="string">
            <text:p>cell length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 chemical-diffusive model for simulating detonative combustion with</text:p>
            <text:p>constrained detonation cell sizes</text:p>
          </table:table-cell>
          <table:table-cell office:value-type="string" calcext:value-type="string">
            <text:p>eff2- (size variate)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138215957826893" calcext:value-type="float">
            <text:p>0.138215957826893</text:p>
          </table:table-cell>
          <table:table-cell office:value-type="float" office:value="1.9775517928744" calcext:value-type="float">
            <text:p>1.9775517928744</text:p>
          </table:table-cell>
          <table:table-cell office:value-type="float" office:value="3.79480605612513" calcext:value-type="float">
            <text:p>3.79480605612513</text:p>
          </table:table-cell>
          <table:table-cell office:value-type="float" office:value="27.5249503394485" calcext:value-type="float">
            <text:p>27.5249503394485</text:p>
          </table:table-cell>
          <table:table-cell table:formula="of:=ABS([.E8]-[.H8])/[.E8]*100" office:value-type="float" office:value="14.0194872663304" calcext:value-type="float">
            <text:p>14.0194872663304</text:p>
          </table:table-cell>
          <table:table-cell table:style-name="ce5" table:formula="of:=ABS([.F8]-[.I8])/[.F8]*100" office:value-type="float" office:value="15.6709765305528" calcext:value-type="float">
            <text:p>15.6709765305528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eff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office:value-type="float" office:value="4.266" calcext:value-type="float">
            <text:p>4.266</text:p>
          </table:table-cell>
          <table:table-cell office:value-type="float" office:value="7.2" calcext:value-type="float">
            <text:p>7.2</text:p>
          </table:table-cell>
          <table:table-cell office:value-type="float" office:value="0.257610963589223" calcext:value-type="float">
            <text:p>0.257610963589223</text:p>
          </table:table-cell>
          <table:table-cell office:value-type="float" office:value="3.68582947178061" calcext:value-type="float">
            <text:p>3.68582947178061</text:p>
          </table:table-cell>
          <table:table-cell office:value-type="float" office:value="7.07289071664257" calcext:value-type="float">
            <text:p>7.07289071664257</text:p>
          </table:table-cell>
          <table:table-cell office:value-type="float" office:value="27.5249508159843" calcext:value-type="float">
            <text:p>27.5249508159843</text:p>
          </table:table-cell>
          <table:table-cell table:formula="of:=ABS([.E9]-[.H9])/[.E9]*100" office:value-type="float" office:value="13.5998717351006" calcext:value-type="float">
            <text:p>13.5998717351006</text:p>
          </table:table-cell>
          <table:table-cell table:style-name="ce5" table:formula="of:=ABS([.F9]-[.I9])/[.F9]*100" office:value-type="float" office:value="1.76540671329762" calcext:value-type="float">
            <text:p>1.76540671329762</text:p>
          </table:table-cell>
        </table:table-row>
        <table:table-row table:style-name="ro1">
          <table:table-cell/>
          <table:covered-table-cell table:style-name="ce5"/>
          <table:table-cell office:value-type="string" calcext:value-type="string">
            <text:p>eff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393736196816745" calcext:value-type="float">
            <text:p>0.393736196816745</text:p>
          </table:table-cell>
          <table:table-cell office:value-type="float" office:value="5.63348006440861" calcext:value-type="float">
            <text:p>5.63348006440861</text:p>
          </table:table-cell>
          <table:table-cell office:value-type="float" office:value="10.8103179533574" calcext:value-type="float">
            <text:p>10.8103179533574</text:p>
          </table:table-cell>
          <table:table-cell office:value-type="float" office:value="27.5249510152574" calcext:value-type="float">
            <text:p>27.5249510152574</text:p>
          </table:table-cell>
          <table:table-cell table:formula="of:=ABS([.E10]-[.H10])/[.E10]*100" office:value-type="string" office:string-value="" calcext:value-type="error">
            <text:p>#DIV/0!</text:p>
          </table:table-cell>
          <table:table-cell table:style-name="ce5" table:formula="of:=ABS([.F10]-[.I10])/[.F10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7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471618811543847" calcext:value-type="float">
            <text:p>0.471618811543847</text:p>
          </table:table-cell>
          <table:table-cell office:value-type="float" office:value="6.74781817210894" calcext:value-type="float">
            <text:p>6.74781817210894</text:p>
          </table:table-cell>
          <table:table-cell office:value-type="float" office:value="12.948667278761" calcext:value-type="float">
            <text:p>12.948667278761</text:p>
          </table:table-cell>
          <table:table-cell office:value-type="float" office:value="27.5249513231155" calcext:value-type="float">
            <text:p>27.5249513231155</text:p>
          </table:table-cell>
          <table:table-cell table:formula="of:=ABS([.E11]-[.H11])/[.E11]*100" office:value-type="string" office:string-value="" calcext:value-type="error">
            <text:p>#DIV/0!</text:p>
          </table:table-cell>
          <table:table-cell table:style-name="ce5" table:formula="of:=ABS([.F11]-[.I11])/[.F11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8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557561029265659" calcext:value-type="float">
            <text:p>0.557561029265659</text:p>
          </table:table-cell>
          <table:table-cell office:value-type="float" office:value="7.97744347553287" calcext:value-type="float">
            <text:p>7.97744347553287</text:p>
          </table:table-cell>
          <table:table-cell office:value-type="float" office:value="15.3082463362493" calcext:value-type="float">
            <text:p>15.3082463362493</text:p>
          </table:table-cell>
          <table:table-cell office:value-type="float" office:value="27.5249509796237" calcext:value-type="float">
            <text:p>27.5249509796237</text:p>
          </table:table-cell>
          <table:table-cell table:formula="of:=ABS([.E12]-[.H12])/[.E12]*100" office:value-type="string" office:string-value="" calcext:value-type="error">
            <text:p>#DIV/0!</text:p>
          </table:table-cell>
          <table:table-cell table:style-name="ce5" table:formula="of:=ABS([.F12]-[.I12])/[.F12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0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753809375145518" calcext:value-type="float">
            <text:p>0.753809375145518</text:p>
          </table:table-cell>
          <table:table-cell office:value-type="float" office:value="10.7853152985802" calcext:value-type="float">
            <text:p>10.7853152985802</text:p>
          </table:table-cell>
          <table:table-cell office:value-type="float" office:value="20.6963877518397" calcext:value-type="float">
            <text:p>20.6963877518397</text:p>
          </table:table-cell>
          <table:table-cell office:value-type="float" office:value="27.524950974898" calcext:value-type="float">
            <text:p>27.524950974898</text:p>
          </table:table-cell>
          <table:table-cell table:formula="of:=ABS([.E13]-[.H13])/[.E13]*100" office:value-type="string" office:string-value="" calcext:value-type="error">
            <text:p>#DIV/0!</text:p>
          </table:table-cell>
          <table:table-cell table:style-name="ce5" table:formula="of:=ABS([.F13]-[.I13])/[.F13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2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0.979199368844866" calcext:value-type="float">
            <text:p>0.979199368844866</text:p>
          </table:table-cell>
          <table:table-cell office:value-type="float" office:value="14.010135941681" calcext:value-type="float">
            <text:p>14.010135941681</text:p>
          </table:table-cell>
          <table:table-cell office:value-type="float" office:value="26.8846295405692" calcext:value-type="float">
            <text:p>26.8846295405692</text:p>
          </table:table-cell>
          <table:table-cell office:value-type="float" office:value="27.5249509444859" calcext:value-type="float">
            <text:p>27.5249509444859</text:p>
          </table:table-cell>
          <table:table-cell table:formula="of:=ABS([.E14]-[.H14])/[.E14]*100" office:value-type="string" office:string-value="" calcext:value-type="error">
            <text:p>#DIV/0!</text:p>
          </table:table-cell>
          <table:table-cell table:style-name="ce5" table:formula="of:=ABS([.F14]-[.I14])/[.F14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4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22982504166104" calcext:value-type="float">
            <text:p>1.22982504166104</text:p>
          </table:table-cell>
          <table:table-cell office:value-type="float" office:value="17.5960285277152" calcext:value-type="float">
            <text:p>17.5960285277152</text:p>
          </table:table-cell>
          <table:table-cell office:value-type="float" office:value="33.7657471424219" calcext:value-type="float">
            <text:p>33.7657471424219</text:p>
          </table:table-cell>
          <table:table-cell office:value-type="float" office:value="27.5249509799837" calcext:value-type="float">
            <text:p>27.5249509799837</text:p>
          </table:table-cell>
          <table:table-cell table:formula="of:=ABS([.E15]-[.H15])/[.E15]*100" office:value-type="string" office:string-value="" calcext:value-type="error">
            <text:p>#DIV/0!</text:p>
          </table:table-cell>
          <table:table-cell table:style-name="ce5" table:formula="of:=ABS([.F15]-[.I15])/[.F15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16</text:p>
          </table:table-cell>
          <table:table-cell table:formula="of:=1874.47/298.329" office:value-type="float" office:value="6.28323092961127" calcext:value-type="float">
            <text:p>6.28323092961127</text:p>
          </table:table-cell>
          <table:table-cell table:number-columns-repeated="2"/>
          <table:table-cell office:value-type="float" office:value="1.49805945947355" calcext:value-type="float">
            <text:p>1.49805945947355</text:p>
          </table:table-cell>
          <table:table-cell office:value-type="float" office:value="21.4338593872516" calcext:value-type="float">
            <text:p>21.4338593872516</text:p>
          </table:table-cell>
          <table:table-cell office:value-type="float" office:value="41.130319561105" calcext:value-type="float">
            <text:p>41.130319561105</text:p>
          </table:table-cell>
          <table:table-cell office:value-type="float" office:value="27.5249509801432" calcext:value-type="float">
            <text:p>27.5249509801432</text:p>
          </table:table-cell>
          <table:table-cell table:formula="of:=ABS([.E16]-[.H16])/[.E16]*100" office:value-type="string" office:string-value="" calcext:value-type="error">
            <text:p>#DIV/0!</text:p>
          </table:table-cell>
          <table:table-cell table:style-name="ce5" table:formula="of:=ABS([.F16]-[.I16])/[.F16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(hydrogen)ef13.48</text:p>
          </table:table-cell>
          <table:table-cell table:formula="of:=889.79853/300" office:value-type="float" office:value="2.9659951" calcext:value-type="float">
            <text:p>2.965995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34.15" calcext:value-type="float">
            <text:p>34.15</text:p>
          </table:table-cell>
          <table:table-cell office:value-type="float" office:value="91.35" calcext:value-type="float">
            <text:p>91.35</text:p>
          </table:table-cell>
          <table:table-cell/>
          <table:table-cell table:formula="of:=ABS([.E17]-[.H17])/[.E17]*100" office:value-type="float" office:value="2176.66666666667" calcext:value-type="float">
            <text:p>2176.66666666667</text:p>
          </table:table-cell>
          <table:table-cell table:style-name="ce5" table:formula="of:=ABS([.F17]-[.I17])/[.F17]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5"/>
          <table:table-cell table:number-columns-spanned="7" table:number-rows-spanned="1"/>
          <table:covered-table-cell table:number-columns-repeated="6"/>
          <table:table-cell table:number-columns-repeated="3"/>
        </table:table-row>
        <table:table-row table:style-name="ro1">
          <table:table-cell/>
          <table:table-cell table:style-name="ce5"/>
          <table:table-cell table:number-columns-repeated="2"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table:number-columns-spanned="1" table:number-rows-spanned="3"/>
          <table:table-cell table:number-columns-repeated="10"/>
        </table:table-row>
        <table:table-row table:style-name="ro1">
          <table:table-cell/>
          <table:covered-table-cell table:style-name="ce5"/>
          <table:table-cell table:number-columns-repeated="10"/>
        </table:table-row>
        <table:table-row table:style-name="ro1">
          <table:table-cell/>
          <table:covered-table-cell table:style-name="ce5"/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3:15:01.071286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13:12:23.672262168</meta:creation-date>
    <dc:date>2022-02-08T13:15:18.766853255</dc:date>
    <meta:editing-duration>P4DT7H31M31S</meta:editing-duration>
    <meta:editing-cycles>106</meta:editing-cycles>
    <meta:generator>LibreOffice/6.0.7.3$Linux_X86_64 LibreOffice_project/00m0$Build-3</meta:generator>
    <meta:document-statistic meta:table-count="2" meta:cell-count="948" meta:object-count="0"/>
  </office:meta>
</office:document-meta>
</file>